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Car.predefinitoparagrafo" style:family="text">
      <style:text-properties fo:font-weight="bold" style:font-weight-asian="bold"/>
    </style:style>
    <style:style style:name="T654" style:parent-style-name="Car.predefinitoparagrafo" style:family="text">
      <style:text-properties fo:font-style="italic" style:font-style-asian="italic"/>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tab-stops>
          <style:tab-stop style:type="left" style:position="1.7916in"/>
        </style:tab-stops>
      </style:paragraph-properties>
    </style:style>
    <style:style style:name="P701" style:parent-style-name="Standard" style:family="paragraph">
      <style:paragraph-properties fo:text-align="justify">
        <style:tab-stops>
          <style:tab-stop style:type="left" style:position="1.7916in"/>
        </style:tab-stops>
      </style:paragraph-properties>
    </style:style>
    <style:style style:name="P702" style:parent-style-name="Standard" style:family="paragraph">
      <style:paragraph-properties fo:text-align="justify">
        <style:tab-stops>
          <style:tab-stop style:type="left" style:position="1.7916in"/>
        </style:tab-stops>
      </style:paragraph-properties>
    </style:style>
    <style:style style:name="T703" style:parent-style-name="Car.predefinitoparagrafo" style:family="text">
      <style:text-properties style:text-position="super 66.6%"/>
    </style:style>
    <style:style style:name="T704" style:parent-style-name="Car.predefinitoparagrafo" style:family="text">
      <style:text-properties style:text-position="super 66.6%"/>
    </style:style>
    <style:style style:name="T705" style:parent-style-name="Car.predefinitoparagrafo" style:family="text">
      <style:text-properties fo:font-weight="bold" style:font-weight-asian="bold" style:font-weight-complex="bold"/>
    </style:style>
    <style:style style:name="P706" style:parent-style-name="Standard" style:family="paragraph">
      <style:paragraph-properties fo:text-align="justify">
        <style:tab-stops>
          <style:tab-stop style:type="left" style:position="1.7916in"/>
        </style:tab-stops>
      </style:paragraph-properties>
    </style:style>
    <style:style style:name="T707" style:parent-style-name="Car.predefinitoparagrafo" style:family="text">
      <style:text-properties fo:font-weight="bold" style:font-weight-asian="bold" style:font-weight-complex="bold"/>
    </style:style>
    <style:style style:name="T708" style:parent-style-name="Car.predefinitoparagrafo" style:family="text">
      <style:text-properties fo:font-weight="bold" style:font-weight-asian="bold" style:font-weight-complex="bold" fo:font-style="italic" style:font-style-asian="italic" style:font-style-complex="italic"/>
    </style:style>
    <style:style style:name="T709" style:parent-style-name="Car.predefinitoparagrafo" style:family="text">
      <style:text-properties fo:font-weight="bold" style:font-weight-asian="bold" style:font-weight-complex="bold"/>
    </style:style>
    <style:style style:name="T710" style:parent-style-name="Car.predefinitoparagrafo" style:family="text">
      <style:text-properties fo:font-weight="bold" style:font-weight-asian="bold" style:font-weight-complex="bold"/>
    </style:style>
    <style:style style:name="P711" style:parent-style-name="Standard" style:family="paragraph">
      <style:paragraph-properties fo:text-align="justify">
        <style:tab-stops>
          <style:tab-stop style:type="left" style:position="1.7916in"/>
        </style:tab-stops>
      </style:paragraph-properties>
    </style:style>
    <style:style style:name="T712" style:parent-style-name="Car.predefinitoparagrafo" style:family="text">
      <style:text-properties fo:font-weight="bold" style:font-weight-asian="bold" style:font-weight-complex="bold"/>
    </style:style>
    <style:style style:name="P713" style:parent-style-name="Standard" style:family="paragraph">
      <style:paragraph-properties fo:text-align="justify">
        <style:tab-stops>
          <style:tab-stop style:type="left" style:position="1.7916in"/>
        </style:tab-stops>
      </style:paragraph-properties>
    </style:style>
    <style:style style:name="P714" style:parent-style-name="Standard" style:family="paragraph">
      <style:paragraph-properties fo:text-align="justify">
        <style:tab-stops>
          <style:tab-stop style:type="left" style:position="1.7916in"/>
        </style:tab-stops>
      </style:paragraph-properties>
    </style:style>
    <style:style style:name="P715" style:parent-style-name="Standard" style:family="paragraph">
      <style:paragraph-properties fo:text-align="justify">
        <style:tab-stops>
          <style:tab-stop style:type="left" style:position="1.7916in"/>
        </style:tab-stops>
      </style:paragraph-properties>
    </style:style>
    <style:style style:name="T716" style:parent-style-name="Car.predefinitoparagrafo" style:family="text">
      <style:text-properties fo:font-style="italic" style:font-style-asian="italic" style:font-style-complex="italic"/>
    </style:style>
    <style:style style:name="T717" style:parent-style-name="Car.predefinitoparagrafo" style:family="text">
      <style:text-properties style:text-position="sub 66.6%"/>
    </style:style>
    <style:style style:name="P718" style:parent-style-name="Standard" style:family="paragraph">
      <style:paragraph-properties fo:text-align="justify">
        <style:tab-stops>
          <style:tab-stop style:type="left" style:position="1.7916in"/>
        </style:tab-stops>
      </style:paragraph-properties>
    </style:style>
    <style:style style:name="P719" style:parent-style-name="Standard" style:family="paragraph">
      <style:paragraph-properties fo:text-align="justify">
        <style:tab-stops>
          <style:tab-stop style:type="left" style:position="1.7916in"/>
        </style:tab-stops>
      </style:paragraph-properties>
    </style:style>
    <style:style style:name="P720" style:parent-style-name="Standard" style:family="paragraph">
      <style:paragraph-properties fo:text-align="justify">
        <style:tab-stops>
          <style:tab-stop style:type="left" style:position="1.7916in"/>
        </style:tab-stops>
      </style:paragraph-properties>
    </style:style>
    <style:style style:name="T721" style:parent-style-name="Car.predefinitoparagrafo" style:family="text">
      <style:text-properties style:text-position="sub 66.6%"/>
    </style:style>
    <style:style style:name="T722" style:parent-style-name="Car.predefinitoparagrafo" style:family="text">
      <style:text-properties style:text-position="sub 66.6%"/>
    </style:style>
    <style:style style:name="P723" style:parent-style-name="Standard" style:family="paragraph">
      <style:paragraph-properties fo:text-align="justify">
        <style:tab-stops>
          <style:tab-stop style:type="left" style:position="1.7916in"/>
        </style:tab-stops>
      </style:paragraph-properties>
    </style:style>
    <style:style style:name="T724" style:parent-style-name="Car.predefinitoparagrafo" style:family="text">
      <style:text-properties style:text-position="sub 66.6%"/>
    </style:style>
    <style:style style:name="T725" style:parent-style-name="Car.predefinitoparagrafo" style:family="text">
      <style:text-properties style:text-position="sub 66.6%"/>
    </style:style>
    <style:style style:name="P726" style:parent-style-name="Standard" style:family="paragraph">
      <style:paragraph-properties fo:text-align="justify">
        <style:tab-stops>
          <style:tab-stop style:type="left" style:position="1.7916in"/>
        </style:tab-stops>
      </style:paragraph-properties>
    </style:style>
    <style:style style:name="T727" style:parent-style-name="Car.predefinitoparagrafo" style:family="text">
      <style:text-properties fo:font-weight="bold" style:font-weight-asian="bold" style:font-weight-complex="bold" fo:font-style="italic" style:font-style-asian="italic" style:font-style-complex="italic"/>
    </style:style>
    <style:style style:name="P728" style:parent-style-name="Standard" style:family="paragraph">
      <style:paragraph-properties fo:text-align="justify">
        <style:tab-stops>
          <style:tab-stop style:type="left" style:position="1.7916in"/>
        </style:tab-stops>
      </style:paragraph-properties>
    </style:style>
    <style:style style:name="T729" style:parent-style-name="Car.predefinitoparagrafo" style:family="text">
      <style:text-properties fo:font-weight="bold" style:font-weight-asian="bold" style:font-weight-complex="bold"/>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T732" style:parent-style-name="Car.predefinitoparagrafo" style:family="text">
      <style:text-properties style:text-position="sub 66.6%"/>
    </style:style>
    <style:style style:name="T733" style:parent-style-name="Car.predefinitoparagrafo" style:family="text">
      <style:text-properties style:text-position="sub 66.6%"/>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P736" style:parent-style-name="Standard" style:family="paragraph">
      <style:paragraph-properties fo:text-align="justify">
        <style:tab-stops>
          <style:tab-stop style:type="left" style:position="1.7916in"/>
        </style:tab-stops>
      </style:paragraph-properties>
    </style:style>
    <style:style style:name="P737" style:parent-style-name="Standard" style:family="paragraph">
      <style:paragraph-properties fo:text-align="justify">
        <style:tab-stops>
          <style:tab-stop style:type="left" style:position="1.7916in"/>
        </style:tab-stops>
      </style:paragraph-properties>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style:text-position="sub 66.6%"/>
    </style:style>
    <style:style style:name="T742" style:parent-style-name="Car.predefinitoparagrafo" style:family="text">
      <style:text-properties style:text-position="sub 66.6%"/>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style>
    <style:style style:name="T745" style:parent-style-name="Car.predefinitoparagrafo" style:family="text">
      <style:text-properties fo:font-weight="bold" style:font-weight-asian="bold" style:font-weight-complex="bold" style:text-position="sub 66.6%"/>
    </style:style>
    <style:style style:name="T746" style:parent-style-name="Car.predefinitoparagrafo" style:family="text">
      <style:text-properties fo:font-weight="bold" style:font-weight-asian="bold" style:font-weight-complex="bold"/>
    </style:style>
    <style:style style:name="P747" style:parent-style-name="Standard" style:family="paragraph">
      <style:paragraph-properties fo:text-align="justify">
        <style:tab-stops>
          <style:tab-stop style:type="left" style:position="1.7916in"/>
        </style:tab-stops>
      </style:paragraph-properties>
    </style:style>
    <style:style style:name="P748" style:parent-style-name="Standard" style:family="paragraph">
      <style:paragraph-properties fo:text-align="justify">
        <style:tab-stops>
          <style:tab-stop style:type="left" style:position="1.7916in"/>
        </style:tab-stops>
      </style:paragraph-properties>
    </style:style>
    <style:style style:name="T749" style:parent-style-name="Car.predefinitoparagrafo" style:family="text">
      <style:text-properties fo:font-weight="bold" style:font-weight-asian="bold" style:font-weight-complex="bold"/>
    </style:style>
    <style:style style:name="T750" style:parent-style-name="Car.predefinitoparagrafo" style:family="text">
      <style:text-properties style:text-position="sub 66.6%"/>
    </style:style>
    <style:style style:name="P751" style:parent-style-name="Standard" style:family="paragraph">
      <style:paragraph-properties fo:text-align="justify">
        <style:tab-stops>
          <style:tab-stop style:type="left" style:position="1.7916in"/>
        </style:tab-stops>
      </style:paragraph-properties>
    </style:style>
    <style:style style:name="T752" style:parent-style-name="Car.predefinitoparagrafo" style:family="text">
      <style:text-properties fo:font-weight="bold" style:font-weight-asian="bold" style:font-weight-complex="bold"/>
    </style:style>
    <style:style style:name="T753" style:parent-style-name="Car.predefinitoparagrafo" style:family="text">
      <style:text-properties fo:font-weight="bold" style:font-weight-asian="bold" style:font-weight-complex="bold" fo:font-style="italic" style:font-style-asian="italic" style:font-style-complex="italic"/>
    </style:style>
    <style:style style:name="T754"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5" style:parent-style-name="Car.predefinitoparagrafo" style:family="text">
      <style:text-properties fo:font-weight="bold" style:font-weight-asian="bold" style:font-weight-complex="bold" fo:font-style="italic" style:font-style-asian="italic" style:font-style-complex="italic"/>
    </style:style>
    <style:style style:name="T756"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7" style:parent-style-name="Car.predefinitoparagrafo" style:family="text">
      <style:text-properties fo:font-weight="bold" style:font-weight-asian="bold" style:font-weight-complex="bold" fo:font-style="italic" style:font-style-asian="italic" style:font-style-complex="italic"/>
    </style:style>
    <style:style style:name="T758" style:parent-style-name="Car.predefinitoparagrafo" style:family="text">
      <style:text-properties style:text-position="sub 66.6%"/>
    </style:style>
    <style:style style:name="T759" style:parent-style-name="Car.predefinitoparagrafo" style:family="text">
      <style:text-properties style:text-position="sub 66.6%"/>
    </style:style>
    <style:style style:name="P760" style:parent-style-name="Standard" style:family="paragraph">
      <style:paragraph-properties fo:text-align="justify">
        <style:tab-stops>
          <style:tab-stop style:type="left" style:position="1.7916in"/>
        </style:tab-stops>
      </style:paragraph-properties>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T763" style:parent-style-name="Car.predefinitoparagrafo" style:family="text">
      <style:text-properties style:text-position="sub 66.6%"/>
    </style:style>
    <style:style style:name="T764" style:parent-style-name="Car.predefinitoparagrafo" style:family="text">
      <style:text-properties style:text-position="sub 66.6%"/>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P768" style:parent-style-name="Standard" style:family="paragraph">
      <style:paragraph-properties fo:text-align="justify">
        <style:tab-stops>
          <style:tab-stop style:type="left" style:position="1.7916in"/>
        </style:tab-stops>
      </style:paragraph-properties>
    </style:style>
    <style:style style:name="P769" style:parent-style-name="Standard" style:family="paragraph">
      <style:paragraph-properties fo:text-align="justify">
        <style:tab-stops>
          <style:tab-stop style:type="left" style:position="1.7916in"/>
        </style:tab-stops>
      </style:paragraph-properties>
    </style:style>
    <style:style style:name="T770" style:parent-style-name="Car.predefinitoparagrafo" style:family="text">
      <style:text-properties style:text-position="sub 66.6%"/>
    </style:style>
    <style:style style:name="P771" style:parent-style-name="Standard" style:family="paragraph">
      <style:paragraph-properties fo:text-align="justify">
        <style:tab-stops>
          <style:tab-stop style:type="left" style:position="1.7916in"/>
        </style:tab-stops>
      </style:paragraph-properties>
    </style:style>
    <style:style style:name="T772" style:parent-style-name="Car.predefinitoparagrafo" style:family="text">
      <style:text-properties style:text-position="sub 66.6%"/>
    </style:style>
    <style:style style:name="T773" style:parent-style-name="Car.predefinitoparagrafo" style:family="text">
      <style:text-properties style:text-position="sub 66.6%"/>
    </style:style>
    <style:style style:name="P774" style:parent-style-name="Standard" style:family="paragraph">
      <style:paragraph-properties fo:text-align="justify">
        <style:tab-stops>
          <style:tab-stop style:type="left" style:position="1.7916in"/>
        </style:tab-stops>
      </style:paragraph-properties>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text-position="sub 66.6%"/>
    </style:style>
    <style:style style:name="P777" style:parent-style-name="Standard" style:family="paragraph">
      <style:paragraph-properties fo:text-align="justify">
        <style:tab-stops>
          <style:tab-stop style:type="left" style:position="1.7916in"/>
        </style:tab-stops>
      </style:paragraph-properties>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T780" style:parent-style-name="Car.predefinitoparagrafo" style:family="text">
      <style:text-properties style:text-position="sub 66.6%"/>
    </style:style>
    <style:style style:name="T781" style:parent-style-name="Car.predefinitoparagrafo" style:family="text">
      <style:text-properties style:text-position="sub 66.6%"/>
    </style:style>
    <style:style style:name="T782" style:parent-style-name="Car.predefinitoparagrafo" style:family="text">
      <style:text-properties style:text-position="sub 66.6%"/>
    </style:style>
    <style:style style:name="T783" style:parent-style-name="Car.predefinitoparagrafo" style:family="text">
      <style:text-properties style:text-position="sub 66.6%"/>
    </style:style>
    <style:style style:name="T784" style:parent-style-name="Car.predefinitoparagrafo" style:family="text">
      <style:text-properties fo:font-weight="bold" style:font-weight-asian="bold" style:font-weight-complex="bold"/>
    </style:style>
    <style:style style:name="P785" style:parent-style-name="Standard" style:family="paragraph">
      <style:paragraph-properties fo:text-align="justify"/>
    </style:style>
    <style:style style:name="T786" style:parent-style-name="Car.predefinitoparagrafo" style:family="text">
      <style:text-properties style:text-position="sub 66.6%"/>
    </style:style>
    <style:style style:name="T787" style:parent-style-name="Car.predefinitoparagrafo" style:family="text">
      <style:text-properties style:text-position="sub 66.6%"/>
    </style:style>
    <style:style style:name="P788" style:parent-style-name="Standard" style:family="paragraph">
      <style:paragraph-properties fo:text-align="justify"/>
    </style:style>
    <style:style style:name="T789" style:parent-style-name="Car.predefinitoparagrafo" style:family="text">
      <style:text-properties style:text-position="sub 66.6%"/>
    </style:style>
    <style:style style:name="T790" style:parent-style-name="Car.predefinitoparagrafo" style:family="text">
      <style:text-properties style:text-position="sub 66.6%"/>
    </style:style>
    <style:style style:name="P791" style:parent-style-name="Standard" style:family="paragraph">
      <style:paragraph-properties fo:text-align="justify"/>
    </style:style>
    <style:style style:name="T792" style:parent-style-name="Car.predefinitoparagrafo" style:family="text">
      <style:text-properties style:text-position="sub 66.6%"/>
    </style:style>
    <style:style style:name="T793" style:parent-style-name="Car.predefinitoparagrafo" style:family="text">
      <style:text-properties style:text-position="sub 66.6%"/>
    </style:style>
    <style:style style:name="T794" style:parent-style-name="Car.predefinitoparagrafo" style:family="text">
      <style:text-properties style:text-position="sub 66.6%"/>
    </style:style>
    <style:style style:name="T795" style:parent-style-name="Car.predefinitoparagrafo" style:family="text">
      <style:text-properties style:text-position="sub 66.6%"/>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T798" style:parent-style-name="Car.predefinitoparagrafo" style:family="text">
      <style:text-properties fo:font-weight="bold" style:font-weight-asian="bold" style:font-weight-complex="bold"/>
    </style:style>
    <style:style style:name="P799" style:parent-style-name="Standard" style:family="paragraph">
      <style:paragraph-properties fo:text-align="justify"/>
    </style:style>
    <style:style style:name="T800" style:parent-style-name="Car.predefinitoparagrafo" style:family="text">
      <style:text-properties style:text-position="sub 66.6%"/>
    </style:style>
    <style:style style:name="T801" style:parent-style-name="Car.predefinitoparagrafo" style:family="text">
      <style:text-properties style:text-position="sub 66.6%"/>
    </style:style>
    <style:style style:name="T802" style:parent-style-name="Car.predefinitoparagrafo" style:family="text">
      <style:text-properties style:text-position="sub 66.6%"/>
    </style:style>
    <style:style style:name="T803" style:parent-style-name="Car.predefinitoparagrafo" style:family="text">
      <style:text-properties style:text-position="sub 66.6%"/>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T809" style:parent-style-name="Car.predefinitoparagrafo" style:family="text">
      <style:text-properties style:text-position="sub 66.6%"/>
    </style:style>
    <style:style style:name="T810" style:parent-style-name="Car.predefinitoparagrafo" style:family="text">
      <style:text-properties style:text-position="sub 66.6%"/>
    </style:style>
    <style:style style:name="T811" style:parent-style-name="Car.predefinitoparagrafo" style:family="text">
      <style:text-properties style:text-position="super 66.6%"/>
    </style:style>
    <style:style style:name="P812" style:parent-style-name="Standard" style:family="paragraph">
      <style:paragraph-properties fo:text-align="justify"/>
    </style:style>
    <style:style style:name="T813" style:parent-style-name="Car.predefinitoparagrafo" style:family="text">
      <style:text-properties style:text-position="sub 66.6%"/>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P816" style:parent-style-name="Standard" style:family="paragraph">
      <style:paragraph-properties fo:text-align="justify"/>
    </style:style>
    <style:style style:name="T817" style:parent-style-name="Car.predefinitoparagrafo" style:family="text">
      <style:text-properties style:text-position="sub 66.6%"/>
    </style:style>
    <style:style style:name="T818" style:parent-style-name="Car.predefinitoparagrafo" style:family="text">
      <style:text-properties style:text-position="sub 66.6%"/>
    </style:style>
    <style:style style:name="T819" style:parent-style-name="Car.predefinitoparagrafo" style:family="text">
      <style:text-properties fo:font-weight="bold" style:font-weight-asian="bold" style:font-weight-complex="bold"/>
    </style:style>
    <style:style style:name="P820" style:parent-style-name="Standard" style:family="paragraph">
      <style:paragraph-properties fo:text-align="justify"/>
    </style:style>
    <style:style style:name="T821" style:parent-style-name="Car.predefinitoparagrafo" style:family="text">
      <style:text-properties style:text-position="sub 66.6%"/>
    </style:style>
    <style:style style:name="T822" style:parent-style-name="Car.predefinitoparagrafo" style:family="text">
      <style:text-properties style:text-position="sub 66.6%"/>
    </style:style>
    <style:style style:name="P823" style:parent-style-name="Standard" style:family="paragraph">
      <style:paragraph-properties fo:text-align="justify"/>
    </style:style>
    <style:style style:name="T824" style:parent-style-name="Car.predefinitoparagrafo" style:family="text">
      <style:text-properties style:text-position="sub 66.6%"/>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T827" style:parent-style-name="Car.predefinitoparagrafo" style:family="text">
      <style:text-properties style:text-position="sub 66.6%"/>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T830" style:parent-style-name="Car.predefinitoparagrafo" style:family="text">
      <style:text-properties style:text-position="sub 66.6%"/>
    </style:style>
    <style:style style:name="P831" style:parent-style-name="Standard" style:family="paragraph">
      <style:paragraph-properties fo:text-align="justify"/>
    </style:style>
    <style:style style:name="T832" style:parent-style-name="Car.predefinitoparagrafo" style:family="text">
      <style:text-properties style:text-position="super 66.6%"/>
    </style:style>
    <style:style style:name="T833" style:parent-style-name="Car.predefinitoparagrafo" style:family="text">
      <style:text-properties style:text-position="super 66.6%"/>
    </style:style>
    <style:style style:name="P834" style:parent-style-name="Standard" style:family="paragraph">
      <style:paragraph-properties fo:text-align="justify"/>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T839" style:parent-style-name="Car.predefinitoparagrafo" style:family="text">
      <style:text-properties style:text-position="super 66.6%"/>
    </style:style>
    <style:style style:name="T840" style:parent-style-name="Car.predefinitoparagrafo" style:family="text">
      <style:text-properties style:text-position="super 66.6%"/>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T846" style:parent-style-name="Car.predefinitoparagrafo" style:family="text">
      <style:text-properties style:text-position="sub 66.6%"/>
    </style:style>
    <style:style style:name="T847" style:parent-style-name="Car.predefinitoparagrafo" style:family="text">
      <style:text-properties style:text-position="sub 66.6%"/>
    </style:style>
    <style:style style:name="P848" style:parent-style-name="Standard" style:family="paragraph">
      <style:paragraph-properties fo:text-align="justify"/>
    </style:style>
    <style:style style:name="T849" style:parent-style-name="Car.predefinitoparagrafo" style:family="text">
      <style:text-properties style:text-position="sub 66.6%"/>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T855" style:parent-style-name="Car.predefinitoparagrafo" style:family="text">
      <style:text-properties style:text-position="sub 66.6%"/>
    </style:style>
    <style:style style:name="P856" style:parent-style-name="Standard" style:family="paragraph">
      <style:paragraph-properties fo:text-align="justify"/>
    </style:style>
    <style:style style:name="T857" style:parent-style-name="Car.predefinitoparagrafo" style:family="text">
      <style:text-properties style:text-position="super 66.6%"/>
    </style:style>
    <style:style style:name="P858" style:parent-style-name="Standard" style:family="paragraph">
      <style:paragraph-properties fo:text-align="justify"/>
    </style:style>
    <style:style style:name="T859" style:parent-style-name="Car.predefinitoparagrafo" style:family="text">
      <style:text-properties style:text-position="sub 66.6%"/>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T863" style:parent-style-name="Car.predefinitoparagrafo" style:family="text">
      <style:text-properties style:text-position="sub 66.6%"/>
    </style:style>
    <style:style style:name="T864" style:parent-style-name="Car.predefinitoparagrafo" style:family="text">
      <style:text-properties style:text-position="sub 66.6%"/>
    </style:style>
    <style:style style:name="P865" style:parent-style-name="Standard" style:family="paragraph">
      <style:paragraph-properties fo:text-align="justify"/>
    </style:style>
    <style:style style:name="P866" style:parent-style-name="Standard" style:family="paragraph">
      <style:paragraph-properties fo:text-align="justify"/>
    </style:style>
    <style:style style:name="T867" style:parent-style-name="Car.predefinitoparagrafo" style:family="text">
      <style:text-properties style:text-position="sub 66.6%"/>
    </style:style>
    <style:style style:name="T868" style:parent-style-name="Car.predefinitoparagrafo" style:family="text">
      <style:text-properties style:text-position="sub 66.6%"/>
    </style:style>
    <style:style style:name="T869" style:parent-style-name="Car.predefinitoparagrafo" style:family="text">
      <style:text-properties style:text-position="sub 66.6%"/>
    </style:style>
    <style:style style:name="T870" style:parent-style-name="Car.predefinitoparagrafo" style:family="text">
      <style:text-properties style:text-position="sub 66.6%"/>
    </style:style>
    <style:style style:name="T871" style:parent-style-name="Car.predefinitoparagrafo" style:family="text">
      <style:text-properties style:text-position="sub 66.6%"/>
    </style:style>
    <style:style style:name="T872" style:parent-style-name="Car.predefinitoparagrafo" style:family="text">
      <style:text-properties style:text-position="super 66.6%"/>
    </style:style>
    <style:style style:name="P873" style:parent-style-name="Standard" style:family="paragraph">
      <style:paragraph-properties fo:text-align="justify"/>
    </style:style>
    <style:style style:name="P874" style:parent-style-name="Standard" style:family="paragraph">
      <style:paragraph-properties fo:text-align="justify"/>
    </style:style>
    <style:style style:name="T875" style:parent-style-name="Car.predefinitoparagrafo" style:family="text">
      <style:text-properties style:text-position="sub 66.6%"/>
    </style:style>
    <style:style style:name="T876" style:parent-style-name="Car.predefinitoparagrafo" style:family="text">
      <style:text-properties style:text-position="super 66.6%"/>
    </style:style>
    <style:style style:name="T877" style:parent-style-name="Car.predefinitoparagrafo" style:family="text">
      <style:text-properties style:text-position="super 66.6%"/>
    </style:style>
    <style:style style:name="P878" style:parent-style-name="Standard" style:family="paragraph">
      <style:paragraph-properties fo:text-align="justify"/>
    </style:style>
    <style:style style:name="T879" style:parent-style-name="Car.predefinitoparagrafo" style:family="text">
      <style:text-properties style:text-position="sub 66.6%"/>
    </style:style>
    <style:style style:name="P880" style:parent-style-name="Standard" style:family="paragraph">
      <style:paragraph-properties fo:text-align="justify"/>
    </style:style>
    <style:style style:name="T881" style:parent-style-name="Car.predefinitoparagrafo" style:family="text">
      <style:text-properties style:text-position="sub 66.6%"/>
    </style:style>
    <style:style style:name="T882" style:parent-style-name="Car.predefinitoparagrafo" style:family="text">
      <style:text-properties style:text-position="sub 66.6%"/>
    </style:style>
    <style:style style:name="T883" style:parent-style-name="Car.predefinitoparagrafo" style:family="text">
      <style:text-properties style:text-position="super 66.6%"/>
    </style:style>
    <style:style style:name="P884" style:parent-style-name="Standard" style:family="paragraph">
      <style:paragraph-properties fo:text-align="justify"/>
    </style:style>
    <style:style style:name="T885" style:parent-style-name="Car.predefinitoparagrafo" style:family="text">
      <style:text-properties style:text-position="sub 66.6%"/>
    </style:style>
    <style:style style:name="T886" style:parent-style-name="Car.predefinitoparagrafo" style:family="text">
      <style:text-properties style:text-position="super 66.6%"/>
    </style:style>
    <style:style style:name="T887" style:parent-style-name="Car.predefinitoparagrafo" style:family="text">
      <style:text-properties style:text-position="super 66.6%"/>
    </style:style>
    <style:style style:name="T888" style:parent-style-name="Car.predefinitoparagrafo" style:family="text">
      <style:text-properties style:text-position="sub 66.6%"/>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list-style-name="LFO6" style:family="paragraph">
      <style:paragraph-properties fo:text-align="justify"/>
    </style:style>
    <style:style style:name="P920" style:parent-style-name="Standard" style:list-style-name="LFO6"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text-properties fo:font-style="italic" style:font-style-asian="italic" style:font-style-complex="italic"/>
    </style:style>
    <style:style style:name="P1043" style:parent-style-name="Standard" style:family="paragraph">
      <style:paragraph-properties fo:text-align="justify"/>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T1051" style:parent-style-name="Car.predefinitoparagrafo" style:family="text">
      <style:text-properties fo:font-weight="bold" style:font-weight-asian="bold" style:font-weight-complex="bold"/>
    </style:style>
    <style:style style:name="P1052" style:parent-style-name="Standard" style:family="paragraph">
      <style:paragraph-properties fo:text-align="justify"/>
    </style:style>
    <style:style style:name="T1053" style:parent-style-name="Car.predefinitoparagrafo" style:family="text">
      <style:text-properties style:text-position="sub 66.6%"/>
    </style:style>
    <style:style style:name="P1054" style:parent-style-name="Standard" style:family="paragraph">
      <style:paragraph-properties fo:text-align="justify"/>
    </style:style>
    <style:style style:name="P1055" style:parent-style-name="Standard" style:family="paragraph">
      <style:paragraph-properties fo:text-align="justify"/>
    </style:style>
    <style:style style:name="T1056" style:parent-style-name="Car.predefinitoparagrafo" style:family="text">
      <style:text-properties fo:font-weight="bold" style:font-weight-asian="bold" style:font-weight-complex="bold"/>
    </style:style>
    <style:style style:name="P1057" style:parent-style-name="Standard" style:family="paragraph">
      <style:paragraph-properties fo:text-align="justify"/>
    </style:style>
    <style:style style:name="T1058" style:parent-style-name="Car.predefinitoparagrafo" style:family="text">
      <style:text-properties style:text-position="sub 66.6%"/>
    </style:style>
    <style:style style:name="P1059" style:parent-style-name="Standard" style:family="paragraph">
      <style:paragraph-properties fo:text-align="justify"/>
    </style:style>
    <style:style style:name="P1060" style:parent-style-name="Standard" style:family="paragraph">
      <style:paragraph-properties fo:text-align="justify"/>
    </style:style>
    <style:style style:name="P1061" style:parent-style-name="Standard" style:family="paragraph">
      <style:paragraph-properties fo:text-align="justify"/>
    </style:style>
    <style:style style:name="T1062" style:parent-style-name="Car.predefinitoparagrafo" style:family="text">
      <style:text-properties style:text-position="sub 66.6%"/>
    </style:style>
    <style:style style:name="T1063" style:parent-style-name="Car.predefinitoparagrafo" style:family="text">
      <style:text-properties style:text-position="sub 66.6%"/>
    </style:style>
    <style:style style:name="P1064" style:parent-style-name="Standard" style:family="paragraph">
      <style:paragraph-properties fo:text-align="justify"/>
    </style:style>
    <style:style style:name="P1065" style:parent-style-name="Standard" style:family="paragraph">
      <style:paragraph-properties fo:text-align="justify"/>
    </style:style>
    <style:style style:name="T1066" style:parent-style-name="Car.predefinitoparagrafo" style:family="text">
      <style:text-properties style:text-position="sub 66.6%"/>
    </style:style>
    <style:style style:name="P1067" style:parent-style-name="Standard" style:list-style-name="LFO7" style:family="paragraph">
      <style:paragraph-properties fo:text-align="justify"/>
    </style:style>
    <style:style style:name="P1068" style:parent-style-name="Standard" style:list-style-name="LFO7" style:family="paragraph">
      <style:paragraph-properties fo:text-align="justify"/>
    </style:style>
    <style:style style:name="T1069" style:parent-style-name="Car.predefinitoparagrafo" style:family="text">
      <style:text-properties style:text-position="sub 66.6%"/>
    </style:style>
    <style:style style:name="T1070" style:parent-style-name="Car.predefinitoparagrafo" style:family="text">
      <style:text-properties style:text-position="sub 66.6%"/>
    </style:style>
    <style:style style:name="P1071" style:parent-style-name="Standard" style:list-style-name="LFO7" style:family="paragraph">
      <style:paragraph-properties fo:text-align="justify"/>
    </style:style>
    <style:style style:name="P1072" style:parent-style-name="Standard" style:list-style-name="LFO7" style:family="paragraph">
      <style:paragraph-properties fo:text-align="justify"/>
    </style:style>
    <style:style style:name="P1073" style:parent-style-name="Standard" style:list-style-name="LFO7" style:family="paragraph">
      <style:paragraph-properties fo:text-align="justify"/>
    </style:style>
    <style:style style:name="T1074" style:parent-style-name="Car.predefinitoparagrafo" style:family="text">
      <style:text-properties fo:font-weight="bold" style:font-weight-asian="bold" style:font-weight-complex="bold"/>
    </style:style>
    <style:style style:name="P1075" style:parent-style-name="Standard" style:list-style-name="LFO7" style:family="paragraph">
      <style:paragraph-properties fo:text-align="justify"/>
    </style:style>
    <style:style style:name="T1076" style:parent-style-name="Car.predefinitoparagrafo" style:family="text">
      <style:text-properties fo:font-weight="bold" style:font-weight-asian="bold" style:font-weight-complex="bold"/>
    </style:style>
    <style:style style:name="P1077" style:parent-style-name="Standard" style:family="paragraph">
      <style:paragraph-properties fo:text-align="justify"/>
    </style:style>
    <style:style style:name="P1078" style:parent-style-name="Standard" style:family="paragraph">
      <style:paragraph-properties fo:text-align="justify"/>
    </style:style>
    <style:style style:name="T1079" style:parent-style-name="Car.predefinitoparagrafo" style:family="text">
      <style:text-properties style:text-position="sub 66.6%"/>
    </style:style>
    <style:style style:name="P1080" style:parent-style-name="Standard" style:list-style-name="LFO8" style:family="paragraph">
      <style:paragraph-properties fo:text-align="justify"/>
    </style:style>
    <style:style style:name="P1081" style:parent-style-name="Standard" style:list-style-name="LFO8" style:family="paragraph">
      <style:paragraph-properties fo:text-align="justify"/>
    </style:style>
    <style:style style:name="P1082" style:parent-style-name="Standard" style:list-style-name="LFO8" style:family="paragraph">
      <style:paragraph-properties fo:text-align="justify"/>
    </style:style>
    <style:style style:name="P1083" style:parent-style-name="Standard" style:family="paragraph">
      <style:paragraph-properties fo:text-align="justify"/>
    </style:style>
    <style:style style:name="T1084" style:parent-style-name="Car.predefinitoparagrafo" style:family="text">
      <style:text-properties fo:font-style="italic" style:font-style-asian="italic" style:font-style-complex="italic"/>
    </style:style>
    <style:style style:name="P1085" style:parent-style-name="Standard" style:list-style-name="LFO9" style:family="paragraph">
      <style:paragraph-properties fo:text-align="justify"/>
    </style:style>
    <style:style style:name="P1086" style:parent-style-name="Standard" style:list-style-name="LFO9" style:family="paragraph">
      <style:paragraph-properties fo:text-align="justify"/>
    </style:style>
    <style:style style:name="P1087" style:parent-style-name="Standard" style:list-style-name="LFO9" style:family="paragraph">
      <style:paragraph-properties fo:text-align="justify"/>
    </style:style>
    <style:style style:name="P1088" style:parent-style-name="Standard" style:family="paragraph">
      <style:paragraph-properties fo:text-align="justify"/>
    </style:style>
    <style:style style:name="P1089" style:parent-style-name="Standard" style:family="paragraph">
      <style:paragraph-properties fo:text-align="justify"/>
    </style:style>
    <style:style style:name="T1090" style:parent-style-name="Car.predefinitoparagrafo" style:family="text">
      <style:text-properties fo:font-weight="bold" style:font-weight-asian="bold" style:font-weight-complex="bold"/>
    </style:style>
    <style:style style:name="P1091" style:parent-style-name="Standard" style:family="paragraph">
      <style:paragraph-properties fo:text-align="justify"/>
    </style:style>
    <style:style style:name="P1092" style:parent-style-name="Standard" style:family="paragraph">
      <style:paragraph-properties fo:text-align="justify"/>
    </style:style>
    <style:style style:name="P1093" style:parent-style-name="Standard" style:family="paragraph">
      <style:paragraph-properties fo:text-align="justify"/>
    </style:style>
    <style:style style:name="T1094" style:parent-style-name="Car.predefinitoparagrafo" style:family="text">
      <style:text-properties fo:font-style="italic" style:font-style-asian="italic" style:font-style-complex="italic"/>
    </style:style>
    <style:style style:name="P1095" style:parent-style-name="Standard" style:family="paragraph">
      <style:paragraph-properties fo:text-align="justify"/>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list-style-name="LFO10" style:family="paragraph">
      <style:paragraph-properties fo:text-align="justify"/>
    </style:style>
    <style:style style:name="P1105" style:parent-style-name="Standard" style:family="paragraph">
      <style:paragraph-properties fo:text-align="justify"/>
    </style:style>
    <style:style style:name="P1106" style:parent-style-name="Standard"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list-style-name="LFO10" style:family="paragraph">
      <style:paragraph-properties fo:text-align="justify"/>
    </style:style>
    <style:style style:name="P1110" style:parent-style-name="Standard" style:family="paragraph">
      <style:paragraph-properties fo:text-align="justify"/>
    </style:style>
    <style:style style:name="P1111" style:parent-style-name="Standard" style:family="paragraph">
      <style:paragraph-properties fo:text-align="justify"/>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T1115" style:parent-style-name="Car.predefinitoparagrafo" style:family="text">
      <style:text-properties fo:font-weight="bold" style:font-weight-asian="bold" style:font-weight-complex="bold"/>
    </style:style>
    <style:style style:name="P1116" style:parent-style-name="Standard" style:family="paragraph">
      <style:paragraph-properties fo:text-align="justify"/>
    </style:style>
    <style:style style:name="P1117" style:parent-style-name="Standard" style:family="paragraph">
      <style:paragraph-properties fo:text-align="justify"/>
    </style:style>
    <style:style style:name="P1118" style:parent-style-name="Standard" style:family="paragraph">
      <style:paragraph-properties fo:text-align="justify"/>
    </style:style>
    <style:style style:name="P1119" style:parent-style-name="Standard" style:list-style-name="LFO11" style:family="paragraph">
      <style:paragraph-properties fo:text-align="justify"/>
    </style:style>
    <style:style style:name="P1120" style:parent-style-name="Standard" style:list-style-name="LFO11" style:family="paragraph">
      <style:paragraph-properties fo:text-align="justify"/>
    </style:style>
    <style:style style:name="P1121" style:parent-style-name="Standard" style:list-style-name="LFO11" style:family="paragraph">
      <style:paragraph-properties fo:text-align="justify"/>
    </style:style>
    <style:style style:name="P1122" style:parent-style-name="Standard" style:list-style-name="LFO11" style:family="paragraph">
      <style:paragraph-properties fo:text-align="justify"/>
    </style:style>
    <style:style style:name="P1123" style:parent-style-name="Standard" style:list-style-name="LFO11" style:family="paragraph">
      <style:paragraph-properties fo:text-align="justify"/>
    </style:style>
    <style:style style:name="P1124" style:parent-style-name="Standard" style:family="paragraph">
      <style:paragraph-properties fo:text-align="justify"/>
    </style:style>
    <style:style style:name="P1125" style:parent-style-name="Standard" style:family="paragraph">
      <style:paragraph-properties fo:text-align="justify"/>
    </style:style>
    <style:style style:name="P1126" style:parent-style-name="Standard" style:family="paragraph">
      <style:paragraph-properties fo:text-align="justify"/>
    </style:style>
    <style:style style:name="P1127" style:parent-style-name="Standard"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center"/>
    </style:style>
    <style:style style:name="P1140" style:parent-style-name="Standard" style:family="paragraph">
      <style:paragraph-properties fo:text-align="justify"/>
    </style:style>
    <style:style style:name="P1141" style:parent-style-name="Standard" style:family="paragraph">
      <style:paragraph-properties fo:text-align="justify"/>
    </style:style>
    <style:style style:name="P1142" style:parent-style-name="Standard" style:family="paragraph">
      <style:paragraph-properties fo:text-align="justify"/>
    </style:style>
    <style:style style:name="T1143" style:parent-style-name="Car.predefinitoparagrafo" style:family="text">
      <style:text-properties style:text-position="sub 66.6%"/>
    </style:style>
    <style:style style:name="T1144" style:parent-style-name="Car.predefinitoparagrafo" style:family="text">
      <style:text-properties style:text-position="sub 66.6%"/>
    </style:style>
    <style:style style:name="T1145" style:parent-style-name="Car.predefinitoparagrafo" style:family="text">
      <style:text-properties style:text-position="sub 66.6%"/>
    </style:style>
    <style:style style:name="T1146" style:parent-style-name="Car.predefinitoparagrafo" style:family="text">
      <style:text-properties style:text-position="sub 66.6%"/>
    </style:style>
    <style:style style:name="T1147" style:parent-style-name="Car.predefinitoparagrafo" style:family="text">
      <style:text-properties style:text-position="sub 66.6%"/>
    </style:style>
    <style:style style:name="T1148" style:parent-style-name="Car.predefinitoparagrafo" style:family="text">
      <style:text-properties style:text-position="sub 66.6%"/>
    </style:style>
    <style:style style:name="P1149" style:parent-style-name="Standard" style:family="paragraph">
      <style:paragraph-properties fo:text-align="justify"/>
    </style:style>
    <style:style style:name="P1150" style:parent-style-name="Standard" style:family="paragraph">
      <style:paragraph-properties fo:text-align="justify"/>
    </style:style>
    <style:style style:name="P1151" style:parent-style-name="Standard" style:family="paragraph">
      <style:paragraph-properties fo:text-align="justify"/>
    </style:style>
    <style:style style:name="P1152" style:parent-style-name="Standard" style:family="paragraph">
      <style:paragraph-properties fo:text-align="justify"/>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center"/>
    </style:style>
    <style:style style:name="P1160" style:parent-style-name="Standard" style:family="paragraph">
      <style:paragraph-properties fo:text-align="justify"/>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center"/>
    </style:style>
    <style:style style:name="P1176" style:parent-style-name="Standard" style:family="paragraph">
      <style:paragraph-properties fo:text-align="justify"/>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P1179" style:parent-style-name="Standard" style:family="paragraph">
      <style:paragraph-properties fo:text-align="justify"/>
    </style:style>
    <style:style style:name="P1180" style:parent-style-name="Standard" style:family="paragraph">
      <style:paragraph-properties fo:text-align="justify"/>
    </style:style>
    <style:style style:name="P1181" style:parent-style-name="Standard" style:family="paragraph">
      <style:paragraph-properties fo:text-align="justify"/>
    </style:style>
    <style:style style:name="P1182" style:parent-style-name="Standard" style:family="paragraph">
      <style:paragraph-properties fo:text-align="center"/>
    </style:style>
    <style:style style:name="P1183" style:parent-style-name="Standard" style:family="paragraph">
      <style:paragraph-properties fo:text-align="justify"/>
    </style:style>
    <style:style style:name="P1184" style:parent-style-name="Standard" style:family="paragraph">
      <style:paragraph-properties fo:text-align="justify"/>
    </style:style>
    <style:style style:name="P1185" style:parent-style-name="Standard" style:family="paragraph">
      <style:paragraph-properties fo:text-align="justify"/>
    </style:style>
    <style:style style:name="P1186" style:parent-style-name="Standard" style:family="paragraph">
      <style:paragraph-properties fo:text-align="justify"/>
    </style:style>
    <style:style style:name="P1187" style:parent-style-name="Standard" style:family="paragraph">
      <style:paragraph-properties fo:text-align="center"/>
    </style:style>
    <style:style style:name="P1188" style:parent-style-name="Standard" style:family="paragraph">
      <style:paragraph-properties fo:text-align="justify"/>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P1191" style:parent-style-name="Standard" style:family="paragraph">
      <style:paragraph-properties fo:text-align="justify"/>
    </style:style>
    <style:style style:name="P1192" style:parent-style-name="Standard" style:family="paragraph">
      <style:paragraph-properties fo:text-align="justify"/>
    </style:style>
    <style:style style:name="P1193" style:parent-style-name="Standard" style:family="paragraph">
      <style:paragraph-properties fo:text-align="center"/>
    </style:style>
    <style:style style:name="P1194" style:parent-style-name="Standard" style:family="paragraph">
      <style:paragraph-properties fo:text-align="justify"/>
    </style:style>
    <style:style style:name="T1195" style:parent-style-name="Car.predefinitoparagrafo" style:family="text">
      <style:text-properties style:text-position="sub 66.6%"/>
    </style:style>
    <style:style style:name="T1196" style:parent-style-name="Car.predefinitoparagrafo" style:family="text">
      <style:text-properties style:text-position="sub 66.6%"/>
    </style:style>
    <style:style style:name="T1197" style:parent-style-name="Car.predefinitoparagrafo" style:family="text">
      <style:text-properties style:text-position="sub 66.6%"/>
    </style:style>
    <style:style style:name="T1198" style:parent-style-name="Car.predefinitoparagrafo" style:family="text">
      <style:text-properties style:text-position="sub 66.6%"/>
    </style:style>
    <style:style style:name="P1199" style:parent-style-name="Standard" style:family="paragraph">
      <style:paragraph-properties fo:text-align="justify"/>
    </style:style>
    <style:style style:name="P1200" style:parent-style-name="Standard" style:family="paragraph">
      <style:paragraph-properties fo:text-align="justify"/>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P1212" style:parent-style-name="Standard" style:family="paragraph">
      <style:paragraph-properties fo:text-align="justify"/>
    </style:style>
    <style:style style:name="P1213" style:parent-style-name="Standard" style:family="paragraph">
      <style:paragraph-properties fo:text-align="justify"/>
    </style:style>
    <style:style style:name="P1214" style:parent-style-name="Standard" style:family="paragraph">
      <style:paragraph-properties fo:text-align="justify"/>
    </style:style>
    <style:style style:name="T1215" style:parent-style-name="Car.predefinitoparagrafo" style:family="text">
      <style:text-properties style:text-position="sub 66.6%"/>
    </style:style>
    <style:style style:name="T1216" style:parent-style-name="Car.predefinitoparagrafo" style:family="text">
      <style:text-properties style:text-position="sub 66.6%"/>
    </style:style>
    <style:style style:name="T1217" style:parent-style-name="Car.predefinitoparagrafo" style:family="text">
      <style:text-properties style:text-position="sub 66.6%"/>
    </style:style>
    <style:style style:name="T1218" style:parent-style-name="Car.predefinitoparagrafo" style:family="text">
      <style:text-properties style:text-position="sub 66.6%"/>
    </style:style>
    <style:style style:name="T1219" style:parent-style-name="Car.predefinitoparagrafo" style:family="text">
      <style:text-properties style:text-position="sub 66.6%"/>
    </style:style>
    <style:style style:name="T1220" style:parent-style-name="Car.predefinitoparagrafo" style:family="text">
      <style:text-properties style:text-position="sub 66.6%"/>
    </style:style>
    <style:style style:name="T1221" style:parent-style-name="Car.predefinitoparagrafo" style:family="text">
      <style:text-properties style:text-position="sub 66.6%"/>
    </style:style>
    <style:style style:name="T1222" style:parent-style-name="Car.predefinitoparagrafo" style:family="text">
      <style:text-properties style:text-position="sub 66.6%"/>
    </style:style>
    <style:style style:name="T1223" style:parent-style-name="Car.predefinitoparagrafo" style:family="text">
      <style:text-properties fo:font-style="italic" style:font-style-asian="italic" style:font-style-complex="italic"/>
    </style:style>
    <style:style style:name="T1224" style:parent-style-name="Car.predefinitoparagrafo" style:family="text">
      <style:text-properties fo:font-style="italic" style:font-style-asian="italic" style:font-style-complex="italic"/>
    </style:style>
    <style:style style:name="P1225" style:parent-style-name="Standard" style:family="paragraph">
      <style:paragraph-properties fo:text-align="justify"/>
    </style:style>
    <style:style style:name="P1226" style:parent-style-name="Standard" style:family="paragraph">
      <style:paragraph-properties fo:text-align="center"/>
    </style:style>
    <style:style style:name="P1227" style:parent-style-name="Standard" style:family="paragraph">
      <style:paragraph-properties fo:text-align="justify"/>
    </style:style>
    <style:style style:name="P1228" style:parent-style-name="Standard" style:family="paragraph">
      <style:paragraph-properties fo:text-align="justify"/>
    </style:style>
    <style:style style:name="P1229" style:parent-style-name="Standard" style:family="paragraph">
      <style:paragraph-properties fo:text-align="justify"/>
    </style:style>
    <style:style style:name="P1230" style:parent-style-name="Standard" style:family="paragraph">
      <style:paragraph-properties fo:text-align="justify"/>
    </style:style>
    <style:style style:name="P1231" style:parent-style-name="Standard" style:family="paragraph">
      <style:paragraph-properties fo:text-align="center"/>
    </style:style>
    <style:style style:name="P1232" style:parent-style-name="Standard" style:family="paragraph">
      <style:paragraph-properties fo:text-align="justify"/>
    </style:style>
    <style:style style:name="T1233" style:parent-style-name="Car.predefinitoparagrafo" style:family="text">
      <style:text-properties fo:font-style="italic" style:font-style-asian="italic" style:font-style-complex="italic"/>
    </style:style>
    <style:style style:name="P1234" style:parent-style-name="Standard" style:family="paragraph">
      <style:paragraph-properties fo:text-align="justify"/>
      <style:text-properties fo:font-style="italic" style:font-style-asian="italic" style:font-style-complex="italic"/>
    </style:style>
    <style:style style:name="P1235" style:parent-style-name="Standard" style:family="paragraph">
      <style:paragraph-properties fo:text-align="justify"/>
    </style:style>
    <style:style style:name="P1236" style:parent-style-name="Standard" style:family="paragraph">
      <style:paragraph-properties fo:text-align="justify"/>
    </style:style>
    <style:style style:name="T1237" style:parent-style-name="Car.predefinitoparagrafo" style:family="text">
      <style:text-properties fo:font-style="italic" style:font-style-asian="italic" style:font-style-complex="italic"/>
    </style:style>
    <style:style style:name="T1238" style:parent-style-name="Car.predefinitoparagrafo" style:family="text">
      <style:text-properties style:text-position="sub 66.6%"/>
    </style:style>
    <style:style style:name="T1239" style:parent-style-name="Car.predefinitoparagrafo" style:family="text">
      <style:text-properties style:text-position="sub 66.6%"/>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style:text-position="sub 66.6%"/>
    </style:style>
    <style:style style:name="T1243" style:parent-style-name="Car.predefinitoparagrafo" style:family="text">
      <style:text-properties style:text-position="sub 66.6%"/>
    </style:style>
    <style:style style:name="T1244" style:parent-style-name="Car.predefinitoparagrafo" style:family="text">
      <style:text-properties style:text-position="sub 66.6%"/>
    </style:style>
    <style:style style:name="T1245" style:parent-style-name="Car.predefinitoparagrafo" style:family="text">
      <style:text-properties style:text-position="sub 66.6%"/>
    </style:style>
    <style:style style:name="P1246" style:parent-style-name="Standard" style:family="paragraph">
      <style:paragraph-properties fo:text-align="justify"/>
    </style:style>
    <style:style style:name="T1247" style:parent-style-name="Car.predefinitoparagrafo" style:family="text">
      <style:text-properties style:text-position="sub 66.6%"/>
    </style:style>
    <style:style style:name="P1248" style:parent-style-name="Standard" style:family="paragraph">
      <style:paragraph-properties fo:text-align="justify"/>
    </style:style>
    <style:style style:name="T1249" style:parent-style-name="Car.predefinitoparagrafo" style:family="text">
      <style:text-properties style:text-position="sub 66.6%"/>
    </style:style>
    <style:style style:name="P1250" style:parent-style-name="Standard" style:family="paragraph">
      <style:paragraph-properties fo:text-align="justify"/>
    </style:style>
    <style:style style:name="T1251" style:parent-style-name="Car.predefinitoparagrafo" style:family="text">
      <style:text-properties style:text-position="sub 66.6%"/>
    </style:style>
    <style:style style:name="P1252" style:parent-style-name="Standard" style:family="paragraph">
      <style:paragraph-properties fo:text-align="justify"/>
    </style:style>
    <style:style style:name="T1253" style:parent-style-name="Car.predefinitoparagrafo" style:family="text">
      <style:text-properties style:text-position="sub 66.6%"/>
    </style:style>
    <style:style style:name="P1254" style:parent-style-name="Standard" style:family="paragraph">
      <style:paragraph-properties fo:text-align="justify"/>
    </style:style>
    <style:style style:name="T1255" style:parent-style-name="Car.predefinitoparagrafo" style:family="text">
      <style:text-properties style:text-position="sub 66.6%"/>
    </style:style>
    <style:style style:name="P1256" style:parent-style-name="Standard" style:family="paragraph">
      <style:paragraph-properties fo:text-align="justify"/>
    </style:style>
    <style:style style:name="P1257" style:parent-style-name="Standard" style:family="paragraph">
      <style:paragraph-properties fo:text-align="justify"/>
    </style:style>
    <style:style style:name="P1258" style:parent-style-name="Standard" style:family="paragraph">
      <style:paragraph-properties fo:text-align="justify"/>
    </style:style>
    <style:style style:name="P1259" style:parent-style-name="Standard" style:family="paragraph">
      <style:paragraph-properties fo:text-align="justify"/>
    </style:style>
    <style:style style:name="P1260" style:parent-style-name="Standard" style:family="paragraph">
      <style:paragraph-properties fo:text-align="center"/>
    </style:style>
    <style:style style:name="P1261" style:parent-style-name="Standard" style:family="paragraph">
      <style:paragraph-properties fo:text-align="justify"/>
    </style:style>
    <style:style style:name="P1262" style:parent-style-name="Standard" style:family="paragraph">
      <style:paragraph-properties fo:text-align="justify"/>
    </style:style>
    <style:style style:name="T1263" style:parent-style-name="Car.predefinitoparagrafo" style:family="text">
      <style:text-properties fo:font-style="italic" style:font-style-asian="italic" style:font-style-complex="italic"/>
    </style:style>
    <style:style style:name="T1264" style:parent-style-name="Car.predefinitoparagrafo" style:family="text">
      <style:text-properties fo:font-style="italic" style:font-style-asian="italic" style:font-style-complex="italic" style:text-position="sub 66.6%"/>
    </style:style>
    <style:style style:name="T1265" style:parent-style-name="Car.predefinitoparagrafo" style:family="text">
      <style:text-properties fo:font-style="italic" style:font-style-asian="italic" style:font-style-complex="italic"/>
    </style:style>
    <style:style style:name="P1266" style:parent-style-name="Standard" style:family="paragraph">
      <style:paragraph-properties fo:text-align="justify"/>
    </style:style>
    <style:style style:name="T1267" style:parent-style-name="Car.predefinitoparagrafo" style:family="text">
      <style:text-properties style:text-position="sub 66.6%"/>
    </style:style>
    <style:style style:name="T1268" style:parent-style-name="Car.predefinitoparagrafo" style:family="text">
      <style:text-properties style:text-position="sub 66.6%"/>
    </style:style>
    <style:style style:name="T1269" style:parent-style-name="Car.predefinitoparagrafo" style:family="text">
      <style:text-properties fo:font-weight="bold" style:font-weight-asian="bold" style:font-weight-complex="bold"/>
    </style:style>
    <style:style style:name="P1270" style:parent-style-name="Standard" style:family="paragraph">
      <style:paragraph-properties fo:text-align="justify"/>
    </style:style>
    <style:style style:name="P1271" style:parent-style-name="Standard" style:family="paragraph">
      <style:paragraph-properties fo:text-align="justify"/>
    </style:style>
    <style:style style:name="P1272" style:parent-style-name="Standard" style:family="paragraph">
      <style:paragraph-properties fo:text-align="justify"/>
    </style:style>
    <style:style style:name="T1273" style:parent-style-name="Car.predefinitoparagrafo" style:family="text">
      <style:text-properties style:text-position="sub 66.6%"/>
    </style:style>
    <style:style style:name="P1274" style:parent-style-name="Standard" style:family="paragraph">
      <style:paragraph-properties fo:text-align="justify"/>
    </style:style>
    <style:style style:name="P1275" style:parent-style-name="Standard" style:family="paragraph">
      <style:paragraph-properties fo:text-align="center"/>
    </style:style>
    <style:style style:name="P1276" style:parent-style-name="Standard" style:family="paragraph">
      <style:paragraph-properties fo:text-align="justify"/>
    </style:style>
    <style:style style:name="T1277" style:parent-style-name="Car.predefinitoparagrafo" style:family="text">
      <style:text-properties fo:font-weight="bold" style:font-weight-asian="bold" style:font-weight-complex="bold"/>
    </style:style>
    <style:style style:name="T1278" style:parent-style-name="Car.predefinitoparagrafo" style:family="text">
      <style:text-properties fo:font-weight="bold" style:font-weight-asian="bold" style:font-weight-complex="bold"/>
    </style:style>
    <style:style style:name="P1279" style:parent-style-name="Standard" style:family="paragraph">
      <style:paragraph-properties fo:text-align="justify"/>
    </style:style>
    <style:style style:name="P1280" style:parent-style-name="Standard" style:family="paragraph">
      <style:paragraph-properties fo:text-align="justify"/>
    </style:style>
    <style:style style:name="P1281" style:parent-style-name="Standard" style:family="paragraph">
      <style:paragraph-properties fo:text-align="justify"/>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justify"/>
    </style:style>
    <style:style style:name="P1296" style:parent-style-name="Standard" style:family="paragraph">
      <style:paragraph-properties fo:text-align="justify"/>
    </style:style>
    <style:style style:name="P1297" style:parent-style-name="Standard" style:family="paragraph">
      <style:paragraph-properties fo:text-align="justify"/>
    </style:style>
    <style:style style:name="P1298" style:parent-style-name="Standard" style:family="paragraph">
      <style:paragraph-properties fo:text-align="center"/>
    </style:style>
    <style:style style:name="P1299" style:parent-style-name="Standard" style:family="paragraph">
      <style:paragraph-properties fo:text-align="justify"/>
    </style:style>
    <style:style style:name="P1300" style:parent-style-name="Standard" style:family="paragraph">
      <style:paragraph-properties fo:text-align="justify"/>
    </style:style>
    <style:style style:name="P1301" style:parent-style-name="Standard" style:family="paragraph">
      <style:paragraph-properties fo:text-align="center"/>
    </style:style>
    <style:style style:name="P1302" style:parent-style-name="Standard" style:family="paragraph">
      <style:paragraph-properties fo:text-align="justify"/>
    </style:style>
    <style:style style:name="P1303" style:parent-style-name="Standard" style:family="paragraph">
      <style:paragraph-properties fo:text-align="justify"/>
    </style:style>
    <style:style style:name="P1304" style:parent-style-name="Standard" style:family="paragraph">
      <style:paragraph-properties fo:text-align="justify"/>
    </style:style>
    <style:style style:name="T1305" style:parent-style-name="Car.predefinitoparagrafo" style:family="text">
      <style:text-properties style:text-position="sub 66.6%"/>
    </style:style>
    <style:style style:name="P1306" style:parent-style-name="Standard" style:family="paragraph">
      <style:paragraph-properties fo:text-align="justify"/>
    </style:style>
    <style:style style:name="P1307" style:parent-style-name="Standard" style:family="paragraph">
      <style:paragraph-properties fo:text-align="justify"/>
    </style:style>
    <style:style style:name="T1308" style:parent-style-name="Car.predefinitoparagrafo" style:family="text">
      <style:text-properties fo:font-weight="bold" style:font-weight-asian="bold" style:font-weight-complex="bold"/>
    </style:style>
    <style:style style:name="T1309" style:parent-style-name="Car.predefinitoparagrafo" style:family="text">
      <style:text-properties style:text-position="sub 66.6%"/>
    </style:style>
    <style:style style:name="T1310" style:parent-style-name="Car.predefinitoparagrafo" style:family="text">
      <style:text-properties style:text-position="sub 66.6%"/>
    </style:style>
    <style:style style:name="P1311" style:parent-style-name="Standard" style:family="paragraph">
      <style:paragraph-properties fo:text-align="justify"/>
    </style:style>
    <style:style style:name="P1312" style:parent-style-name="Standard" style:family="paragraph">
      <style:paragraph-properties fo:text-align="justify"/>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center"/>
    </style:style>
    <style:style style:name="P1324" style:parent-style-name="Standard" style:family="paragraph">
      <style:paragraph-properties fo:text-align="justify"/>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justify"/>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center"/>
    </style:style>
    <style:style style:name="P1336" style:parent-style-name="Standard" style:family="paragraph">
      <style:paragraph-properties fo:text-align="justify"/>
    </style:style>
    <style:style style:name="P1337" style:parent-style-name="Standard" style:family="paragraph">
      <style:paragraph-properties fo:text-align="justify"/>
    </style:style>
    <style:style style:name="P1338" style:parent-style-name="Standard" style:family="paragraph">
      <style:paragraph-properties fo:text-align="justify"/>
    </style:style>
    <style:style style:name="T1339" style:parent-style-name="Car.predefinitoparagrafo" style:family="text">
      <style:text-properties fo:font-weight="bold" style:font-weight-asian="bold" style:font-weight-complex="bold"/>
    </style:style>
    <style:style style:name="T1340" style:parent-style-name="Car.predefinitoparagrafo" style:family="text">
      <style:text-properties fo:font-style="italic" style:font-style-asian="italic" style:font-style-complex="italic"/>
    </style:style>
    <style:style style:name="P1341" style:parent-style-name="Standard" style:family="paragraph">
      <style:paragraph-properties fo:text-align="justify"/>
    </style:style>
    <style:style style:name="P1342" style:parent-style-name="Standard" style:family="paragraph">
      <style:paragraph-properties fo:text-align="center"/>
    </style:style>
    <style:style style:name="P1343" style:parent-style-name="Standard" style:family="paragraph">
      <style:paragraph-properties fo:text-align="justify"/>
    </style:style>
    <style:style style:name="P1344" style:parent-style-name="Standard" style:family="paragraph">
      <style:paragraph-properties fo:text-align="justify"/>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T1355" style:parent-style-name="Car.predefinitoparagrafo" style:family="text">
      <style:text-properties fo:font-weight="bold" style:font-weight-asian="bold" style:font-weight-complex="bold" fo:font-style="italic" style:font-style-asian="italic" style:font-style-complex="italic"/>
    </style:style>
    <style:style style:name="P1356" style:parent-style-name="Standard" style:family="paragraph">
      <style:paragraph-properties fo:text-align="justify"/>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family="paragraph">
      <style:paragraph-properties fo:text-align="justify"/>
    </style:style>
    <style:style style:name="P1380" style:parent-style-name="Standard" style:family="paragraph">
      <style:paragraph-properties fo:text-align="justify"/>
    </style:style>
    <style:style style:name="T1381" style:parent-style-name="Car.predefinitoparagrafo" style:family="text">
      <style:text-properties style:text-position="sub 66.6%"/>
    </style:style>
    <style:style style:name="T1382" style:parent-style-name="Car.predefinitoparagrafo" style:family="text">
      <style:text-properties style:text-position="sub 66.6%"/>
    </style:style>
    <style:style style:name="T1383" style:parent-style-name="Car.predefinitoparagrafo" style:family="text">
      <style:text-properties style:text-position="sub 66.6%"/>
    </style:style>
    <style:style style:name="T1384" style:parent-style-name="Car.predefinitoparagrafo" style:family="text">
      <style:text-properties style:text-position="sub 66.6%"/>
    </style:style>
    <style:style style:name="T1385" style:parent-style-name="Car.predefinitoparagrafo" style:family="text">
      <style:text-properties style:text-position="sub 66.6%"/>
    </style:style>
    <style:style style:name="T1386" style:parent-style-name="Car.predefinitoparagrafo" style:family="text">
      <style:text-properties style:text-position="sub 66.6%"/>
    </style:style>
    <style:style style:name="T1387" style:parent-style-name="Car.predefinitoparagrafo" style:family="text">
      <style:text-properties style:text-position="sub 66.6%"/>
    </style:style>
    <style:style style:name="T1388" style:parent-style-name="Car.predefinitoparagrafo" style:family="text">
      <style:text-properties style:text-position="sub 66.6%"/>
    </style:style>
    <style:style style:name="P1389" style:parent-style-name="Standard" style:family="paragraph">
      <style:paragraph-properties fo:text-align="justify"/>
    </style:style>
    <style:style style:name="P1390" style:parent-style-name="Standard" style:family="paragraph">
      <style:paragraph-properties fo:text-align="justify"/>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 differenze rispetto alla Texas.</text:p>
      <text:p text:style-name="P614">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text:s/>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text:s/>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e<text:s/>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l<text:s/>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text:s/>periferiche<text:s/>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ne/gateway di rete)<text:s/>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text:s/>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text:s/>parla di un bypass register, ID register, instruction register e TAP controller.</text:p>
      <text:p text:style-name="P650">Vediamo la struttura: tutte le celle sono collegate in modo da formare<text:s/>un unico shift register che entra ed esce dal circuito, con una entrata TDI e TDO. Tale shift register è conosciuto anche come SCAN register. Poi abbiamo, come altri pin aggiuntivi (oltre a TDI e TDO) il pin TMS (test mode set), TCK (test clock) e<text:s/>TRST (test reset, che resetta la macchina). Oltre allo SCAN register di prima ho altri tre registri più un TAP controller, che si comporta come<text:s/>una FS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text:s/><text:span text:style-name="T653">ce ne è sempre uno solo attivo</text:span>. Se NoTEST è a uno, io bypasso tutti i flip flop, ed è come se il boundary scan non esistesse, cioè la core-logic è collegata con l'esterno. Con EXTEST collego solo il flip flop con l'esterno, sia in uscita che in ingresso. Posso di fatto<text:s/><text:span text:style-name="T654">fotografare quello che mi arriva in ingresso senza mandare roba alla Core logic</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5">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text:s/>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6">In questo modo posso fare tutti i test immaginabili sul mio circuito per capire cosa non va.</text:p>
      <text:p text:style-name="P657">Il control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text:s/>con chiunque. C'è un esempio pure ma non ce la faccio più. Se qualcuno diverso da me leggerà mai sta roba, vi prego, apprezzate lo sforzo.</text:p>
      <text:p text:style-name="P658"/>
      <text:p text:style-name="P659"/>
      <text:p text:style-name="P660">01/12/2021 – 19° Lezione</text:p>
      <text:p text:style-name="P661"/>
      <text:p text:style-name="P662">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lerato di elaborazione di segnali.</text:p>
      <text:p text:style-name="P663">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finita, quindi la finitizzo, la approssimo. Nel grafico, rimpiazzeremmo le varie ampiezze (i valori delle colonne nere) con quella più vicina (in valore assoluto) che possiamo rappresentare.</text:p>
      <text:p text:style-name="P664">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5">Campionamento -&gt; discretizzazione del tempo</text:p>
      <text:p text:style-name="P666">Quantizzazione -&gt; discretizzazione dei valori delle ampiezze.</text:p>
      <text:p text:style-name="P667">Ogni campione verrà raccontato da n bit. Catturare dei dati di accelerazione oggi sono capaci tutti, ma non tutti pensano che, in realtà, a seconda di cosa sto misurando e cosa voglio ottenere, il dato che ottengo potrebbe essermi inutile.</text:p>
      <text:p text:style-name="P668">Per passare da digitale a nalogico avremo un processo di generazione dei campioni proporzionale a si e ricostruzione.</text:p>
      <text:p text:style-name="P669"/>
      <text:p text:style-name="P670">Partiamo con ADC.</text:p>
      <text:p text:style-name="P671">Prima di proseguire però, diamo un constesto applicativo ep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2">Campionamento, quantizzazione e codifica lo facciamo nel blocco ADC.</text:p>
      <text:p text:style-name="P673">Questo era il contesto operativo. Parliamo ora di campionamento e quantizzazione. Per farlo, vediamo la trasformata di fourier.</text:p>
      <text:p text:style-name="P674">Si tratta di un modo alternativo per rappresentare una funzione di variabile reale che in genere si usa per, data una funzione del tempo, raccontarla non per valori successivi in istanti successivi del tempo, ma come somma di sinusoidi. Figo.</text:p>
      <text:p text:style-name="P675">Vediamo anche un po' di storia di elaborazione di segnali.</text:p>
      <text:p text:style-name="P676">Un risultato del 1820 è la serie di Fourier che ragionò sulle funzioni periodiche. Se una funzioen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7">f(t) la posso raccontare come una costante diviso due (coefficiente del sinusoide a frequenza o= e ciao.</text:p>
      <text:p text:style-name="P678">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text:p>
      <text:p text:style-name="P679">una funzione non periodica è periodica ma il suo periodo è infinito. Questo, dal punto di vista matematico, mi permette di prendere le formule della serie di fouriere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80">Se ho una funzione del tempo e ne faccio l'integrale su tutto l'asse del tempo e lo moltiplico per e^-i2 pi ft, ottengo la trasformata di Fourier in de t (?). Quando contributo c'è nel mio segnale originario a quella frequenza insomma.</text:p>
      <text:p text:style-name="P68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2"/>
      <text:p text:style-name="P683">L'idea è di andare a campionare un segnale in alcuni istanti di tempo. Scelto un periodo di campionamento, io una volta ogni periodo vedo una istantanea del mio segnale.</text:p>
      <text:p text:style-name="P684">Delta = pettine di impulsi di Dirac. Rettangolo di altezza infinita e larghezza 0.</text:p>
      <text:p text:style-name="P685">Quantità di energia finita in un tempo nullo = impulso di Dirac, indicato con delta(t). Chiamato anche delta di Dirac.</text:p>
      <text:p text:style-name="P686">Per rappresentare analiticamente un campionamento ideale, moltiplico no non ce la faccio mi spiace.</text:p>
      <text:p text:style-name="P687"/>
      <text:p text:style-name="P688">Trasformo una sinusoide in una sinusoide a un'altra frequenza. Questo fenomeno è chiamato aliasing.</text:p>
      <text:p text:style-name="P689">Se io faccio le cose bene secondo il teorema de campionamento evitando l'aliasing io recupero tutto il mio segnale, altrimenti vedo un segnale completamente diverso.</text:p>
      <text:p text:style-name="P690"/>
      <text:p text:style-name="P691">MASSIMA:</text:p>
      <text:p text:style-name="P692">La frequenza di campionamento deve essere almeno il doppio delle frequenza massima del segnale (circa).</text:p>
      <text:p text:style-name="P693"/>
      <text:p text:style-name="P694">Slide 10. Vogliamo convertire un segnale analogico in un segnale digitale. Secondo esempio. <text:s/></text:p>
      <text:p text:style-name="P695"/>
      <text:p text:style-name="P696"/>
      <text:p text:style-name="P697">Ci riprovo, stavolta con la registrazione.</text:p>
      <text:p text:style-name="P698"/>
      <text:p text:style-name="P699">TRATTAMENTO DI SEGNALI ANALOGICI.</text:p>
      <text:p text:style-name="P700">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n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701">Cerchiamo di capire cose sia un segnale analogico e la sua traduzione in digitale. Qual è la differenza tra questi due segnali?</text:p>
      <text:p text:style-name="P70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un farne un'istantanea fondamentalmente). Se uso n bit per conservare il valore del segnale, avrò 2<text:span text:style-name="T703">n</text:span><text:s/>possibili valori da dare al mio segnale, e quindi 2<text:span text:style-name="T704">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5">quantizzazione</text:span>.</text:p>
      <text:p text:style-name="P706">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7">campionamento</text:span><text:span text:style-name="T708">,<text:s/></text:span>e discretizzare le ampiezze, ovvero fare<text:s/><text:span text:style-name="T709">quantizzazione</text:span>. Poi c'è la codifica, ovvero l'associazione a ciascuno di questi livelli di quantizzazione di un numero binario. Questa conversione è chiamata anche<text:s/><text:span text:style-name="T710">ADC</text:span><text:s/>(Analog to Digital Conversion). Vedremo dopo come fare la conversione opposta.</text:p>
      <text:p text:style-name="P711">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2">filtro anti-aliasing</text:span>. Capiremo poi a cosa serve.</text:p>
      <text:p text:style-name="P713">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4">Lo strumento matematico per dare una descrizione di un segnale in termini di frequenze è la Trasformata di Fourier. Il primo risultato di questo matematico è però la Serie di Fourier.</text:p>
      <text:p text:style-name="P715"><text:span text:style-name="T716">Serie di Fourier</text:span>: una funzione periodica, di periodo T, continua a a quadrato integrabile sul periodo, può essere espressa come somma di sinusoidi a frequenze multiple di: f<text:span text:style-name="T717">1</text:span><text:s/>= 1/T (frequenza fondamentale).</text:p>
      <text:p text:style-name="P718">Quindi, se ho un segnale che si ripete uguale a se stesso ogni T secondi, Fourier mi dice che lo posso esprimere come somma di sinusoidi, e le sinusoidi che mi servono non sono a frequenze qualsiasi, ma sono frequenze ben determinate. Sono tutte le sequenze multiple della frequenza fondamentale 1/T, cioè il periodo del mio segnale periodico. Immagina di avere un segnale periodico con periodo di 10 secondi, ovvero che ogni 10 secondi si ripete uguale a se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9">2 pi n / T è l'n-esima multipla di 1/T.</text:p>
      <text:p text:style-name="P720">Nella formula (della serie di Fourier, alla slide 4), la cosa figa è che Fourier ci dice anche come calcolare i coefficienti a<text:span text:style-name="T721">n <text:s/></text:span>e b<text:span text:style-name="T722">n</text:span>.</text:p>
      <text:p text:style-name="P723">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4">n <text:s/></text:span>e b<text:span text:style-name="T725">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6"><text:span text:style-name="T727">io posso considerare un segnale non periodico come un segnale periodico dove il periodo è infinito.</text:span><text:s/>(furbo eh?)</text:p>
      <text:p text:style-name="P728">Quindi, matematicamente, si riesce a costruire, partendo dalla serie di Fourier, facendo il limite per T che tende all'infinito, la cosiddetta<text:s/><text:span text:style-name="T729">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30">n<text:s/></text:span>, o b<text:span text:style-name="T731">n<text:s/></text:span>o c<text:span text:style-name="T732">n</text:span>, con n che è intero, diventa una funzione continua, perché noi ci spostiamo per intervalli di frequenza infinitesimi. Andando all'infinito, insomma, l'espressione c<text:span text:style-name="T733">n</text:span><text:s/>si trasforma nell'espressione sottostante che mi da,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4">Comunque, stai tranquillo: l'obiettivo è solo il concetto.</text:p>
      <text:p text:style-name="P735">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6">Per fare una conversione da analogico a digitale io devo fare il campionamento e poi la quantizzazione. In questa sequenza. Cominciamo a parlare di campionamento.</text:p>
      <text:p text:style-name="P737">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8">c</text:span>(t). Il nostro campionamento è uniforme, e dipende dal periodo di campionamento T<text:span text:style-name="T739">s</text:span>. Al passare di ogni T<text:span text:style-name="T740">s</text:span><text:s/>istanti di tempo campioniamo. È possibile esprimere s<text:span text:style-name="T741">c</text:span>(t) in funzione di s(t), naturalmente, Possiamo immaginare un campionatore come un interruttore ideale, dove abbiamo un contatto che si chiude per un istante (di durata ideale nulla, infinitesima) con cadenza T<text:span text:style-name="T742">s</text:span>. Si può dimostrare, in teoria dei segnali che se si<text:s/><text:span text:style-name="T743">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4">(si parla di S</text:span><text:span text:style-name="T745">c</text:span><text:span text:style-name="T746">(f)).</text:span></text:p>
      <text:p text:style-name="P747">La frequenza di campionamento ci dice quanti campioni prendiamo in un secondo.</text:p>
      <text:p text:style-name="P748">Il<text:s/><text:span text:style-name="T749">teorema del campionamento<text:s/></text:span>mi dice che lo spettro del segnale campionato è lo spettro del segnale di partenza, ma replicato ad intervalli di f<text:span text:style-name="T750">s</text:span>, ovvero la frequenza di campionamento, sia nel semiasse positivo che su quello negativo. Diamo ora la definizione formale del teorema del campionamento.</text:p>
      <text:p text:style-name="P751"><text:span text:style-name="T752">Teorema del campionamento:<text:s/></text:span><text:span text:style-name="T753">un segnale continuo limitato in banda alla frequenza f</text:span><text:span text:style-name="T754">MAX</text:span><text:span text:style-name="T755"><text:s/>può essere ricostruito esattamente a partire dai suoi campioni se la frequenza di campionamento è maggiore del doppio di f</text:span><text:span text:style-name="T756">MAX</text:span><text:span text:style-name="T757">. Ovvero, se<text:s/></text:span>f<text:span text:style-name="T758">s</text:span><text:s/>&gt; 2f<text:span text:style-name="T759">MAX.</text:span></text:p>
      <text:p text:style-name="P760">Quindi, immaginiamo di avere un segnale il cui spettro ci mostra che il segnale in questione contiene frequenze fino a a una frequenza massima f<text:span text:style-name="T761">MAX</text:span>. Si dice allora che il segnale è limitato in bada alla frequenza f<text:span text:style-name="T762">MAX</text:span>, cioè non è composto da sinusoidi più veloci della frequenza f<text:span text:style-name="T763">MAX</text:span>. Allora, possiamo ricostruire il segnale partendo dai suoi campioni SOLTANTO SE la frequenza di campionamento è maggiore del doppio di f<text:span text:style-name="T764">MAX</text:span>.</text:p>
      <text:p text:style-name="P765">Questa è una figata, perché possiamo ricostruire una informazione continua partendo da una sua forma discretizzata!</text:p>
      <text:p text:style-name="P766">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7">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8">1:31:00 della lezione 19 → idea intuitiva del perché abbiamo bisogno del teorema del campionamento.</text:p>
      <text:p text:style-name="P769">Se uso un filtraggio passa-basso che tiene di conto solo delle frequenze più basse di f<text:span text:style-name="T770">s</text:span>/2, io riottengo F(s). Perfetto, ho rispettato il teorema del campionamento.</text:p>
      <text:p text:style-name="P771">I filtri reali hanno inoltre una banda di transizione, che li rende diversi da quelli ideali e vero motivo per cui f<text:span text:style-name="T772">s<text:s/></text:span>&gt; f<text:span text:style-name="T773">max</text:span><text:s/>(maggiore STRETTO). È bene far stare il nostro spettro al di fuori della banda di transizione.</text:p>
      <text:p text:style-name="P774">Non so se l'ho già detto ma nel caso mi ripeto: lo spettro del segnale campionato è una replica periodica dello spettro del segnale analogico originario,<text:s/><text:span text:style-name="T775">con passo di replica f</text:span><text:span text:style-name="T776">s</text:span>.</text:p>
      <text:p text:style-name="P777">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8"/>
      <text:p text:style-name="P779">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80">s</text:span><text:s/>sia di poco maggiore a w: praticamente f<text:span text:style-name="T781">s<text:s/></text:span>è quasi uguale a f<text:span text:style-name="T782">MAX,<text:s/></text:span>, cioè i triangoli si sovrappongono quasi del tutto. Dove vado a filtrare, innanzitutto? Boh, immaginiamo di filtrare, come prima, a f<text:span text:style-name="T783">s</text:span>/2, all'intersezione delle repliche, pensando di aver fatto tutto bene. Cosa succede? Che una metà di spettro ce la siamo tenuta (metà alta del triangolo), e l'altra l'abbiamo buttata via(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a equivocazione o<text:s/><text:span text:style-name="T784">Aliasing</text:span><text:s/>(le frequenze confuse sono quelle specchiate).</text:p>
      <text:p text:style-name="P785">Vediamo un esempio sulla slide 6. Nel primo caso, campioniamo una sinusoide con frequenza pari a 0.09 della frequenza di campionamento. Cosa vuol dire? Che f<text:span text:style-name="T786">MAX<text:s/></text:span>= f<text:span text:style-name="T787">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8">Nel secondo esempio, dove f<text:span text:style-name="T789">MAX<text:s/></text:span>= f<text:span text:style-name="T790">s<text:s/></text:span>* 31/100, continuo a cavarmela. La curva è meno visibile, ma me la cavo ancora.</text:p>
      <text:p text:style-name="P791">Nel terzo, dove f<text:span text:style-name="T792">MAX<text:s/></text:span>= f<text:span text:style-name="T793">s<text:s/></text:span>* 95/100, ovvero dove f<text:span text:style-name="T794">s<text:s/></text:span>è quasi f<text:span text:style-name="T795">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6">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7"><text:span text:style-name="T798">La frequenza di campionamento deve essere almeno doppia della massima frequenza contenuta nel mio segnale</text:span>.</text:p>
      <text:p text:style-name="P799">Questo può voler dire due cose: o che vano a vedere se il mio segnale arriva fino a una certa sequenza e poi dimensiono f<text:span text:style-name="T800">s</text:span><text:s/>nel modo giusto, oppure, una volta fissata f<text:span text:style-name="T801">s</text:span>, per assicurarmi che non ci sia aliasng, metto davanti al mio campionatore un filtro anti-alias, che fa a buttare via tutte le frequenze che stanno sopra a f<text:span text:style-name="T802">s</text:span>/2. Così sono sicuro che quello che passa non abbiano frequenze che vanno oltre la metà di f<text:span text:style-name="T803">s</text:span>.</text:p>
      <text:p text:style-name="P804">QUESTO per quanto riguarda il campionamento, con la sua legge/teorema da rispettare.</text:p>
      <text:p text:style-name="P805"/>
      <text:p text:style-name="P806">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7">Vediamo intanto cosa vuol dire fare quantizzazione: l'ampiezza di ogni campione viene approssimata con un valore scelto tra un numero finito di ampiezze rappresentative.</text:p>
      <text:p text:style-name="P808">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9">min<text:s/></text:span>a V<text:span text:style-name="T810">max</text:span>, io prendo questo intervallo e lo faccio a M fette tutte uguali. Gli intervalli che creo avranno ampiezza pari a (Vmax -Vmin) / M (= 2<text:span text:style-name="T811">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2">Le soglie che otteniamo (tutti gli estremi delle fette) saranno dunque M+1. A questo punto, scelti questi intervalli, io vado a scegliere, di ogni intervallo, il valore rappresentativo (ne avrò M), e li chiamo V<text:span text:style-name="T813">i</text:span>. Nella quantizzazione uniforme, questo V<text:span text:style-name="T814">i</text:span><text:s/>sta proprio al centro di ogni intervallo. Quindi, se il mio generico valore del segnale x casca in un certo intervallo i, il suo valore quantizzato sarà v<text:span text:style-name="T815">i</text:span>. Cioè sostituisco una ampiezza con l'ampiezza rappresentativa dell'intervallo in cui casco.</text:p>
      <text:p text:style-name="P816">Che cosa comporta fare quantizzazione? Beh, se io vado a sostituire x con v<text:span text:style-name="T817">i</text:span>, io commetto un errore, e perdo inoltre la parentela tra x e v<text:span text:style-name="T818">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9">errore di quantizzazione</text:span>:</text:p>
      <text:p text:style-name="P820">e<text:span text:style-name="T821">q</text:span><text:s/>= x<text:span text:style-name="T822">q</text:span><text:s/>– x</text:p>
      <text:p text:style-name="P823">dove x è il valore di partenza, mentre x<text:span text:style-name="T824">q</text:span><text:s/>è il suo valore quantizzato.</text:p>
      <text:p text:style-name="P825">Cosa sappiamo di questo errore? Che, se la quantizzazione è uniforme così come ce la siamo raccontata, allora tale errore ha limiti ben precisi. Se DELTA è la larghezza di ogni intervallo, l'errore che possiamo commettere è limitato a DELTA/2, ovvero:</text:p>
      <text:p text:style-name="P826">-DELTA/2 &lt;= e<text:span text:style-name="T827">q</text:span><text:s/>&lt;= DELTA/2.</text:p>
      <text:p text:style-name="P828">Possiamo di fatto pensare, in maniera 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9">Questa scalinata mappa infiniti valori (quelli dell'ascissa) su un numero finito di valori (quelli sull'ordinata). La quantizzazione può essere raccontata con questa scalinata insomma. E inoltre, la scalinata è tagliata a metà dalla funzione diagonale x = x<text:span text:style-name="T830">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3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2">2</text:span><text:s/>+ bx<text:span text:style-name="T833">3</text:span><text:s/>+ …, dove x' è il nuovo valore quantizzato, più scorretto del valore x che avrei se la scala fosse perfetta). Cosa succede se distorciamo così un segnale? Cosa sentiamo di una musica se viene distorta così, per dire?</text:p>
      <text:p text:style-name="P834">Ebbene, tutto quello che non è lineare ( ax<text:span text:style-name="T835">2</text:span><text:s/>+ bx<text:span text:style-name="T836">3</text:span><text:s/>+ …) mi genera dei segnali che rispetto a x sono considerati “armoniche” (seconda, terza, quarta armonica... ha a che fare con lo sviluppo in serie di fourier). Se x è la frequenza fondamentale, <text:s/>ax<text:span text:style-name="T837">2</text:span><text:s/>+ bx<text:span text:style-name="T838">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9">2</text:span><text:s/>+ bx<text:span text:style-name="T840">3</text:span><text:s text:c="2"/>+ ...) e la metto in rapporto con la Potenza del Segnale <text:s/>ideale (x), cioè senza armoniche, e questo rapporto lo chiamo Distorsione Armonica.</text:p>
      <text:p text:style-name="P841">Distorsione Armonica = P Armoniche / P Segnale ideale.</text:p>
      <text:p text:style-name="P842">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3">Quindi, la THD (deviazione dalla linearità) è da tenere in considerazione.</text:p>
      <text:p text:style-name="P844">Ma problema ancor più importante è l'ERRORE DI QUANTIZZAZIONE, dove:</text:p>
      <text:p text:style-name="P845">e<text:span text:style-name="T846">q</text:span>(t) = x(t) – x<text:span text:style-name="T847">q</text:span>(t).</text:p>
      <text:p text:style-name="P848">Proviamo ad intuirlo. Immaginiamo di avere una sinusoide non quantizzata con la scalinata, ovvero la versione quantizzata, che la insegue. Nel grafico sotto (solita slide) vediamo la differenzatra il segnale originale e quello quantizzato, e<text:span text:style-name="T849">q</text:span>(t) (nell'esempio, DELTA è unitario). L'errore di quantizzazione, come è giusto che sia, si muove tra -1/2 e ½. Cosa notiamo di questo segnale? Che se il segnale da quantizzare varia “dolcemente” nel tempo, l'errore di quantizzazione varia in maniera molto più “nervosa” nel tempo. Ha un sacco di picchi, discontinuità... è uno sig-zag tra DELTA/2 e -DELTA/2. Se noi allora vediamo il nostro errore di quantizzazione partendo dalla sua definizione, potremmo anche dire che il segnale quantizzato è uguale al segnale originale meno l'errore di quantizzazione ( o più l'errore di quantizzazione, è la stessa cosa). Il segnale quantizzato ha quindi dentro il segnale ideale e l'errore. Che rumore fa questa cosa? Che effetto ha?</text:p>
      <text:p text:style-name="P850">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5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no a un segnale audio, dal pov acustico risulta essere un fruscio. QUINDI, aggiungiamo fruscii ai nostri segnali, quando facciamo quantizzazione. Brutta storia.</text:p>
      <text:p text:style-name="P852">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3">Il rumore di quantizzazione, che si manifesta con una ampiezza casuale compresa tra -DELTA/2 e DELTA/2 (possiamo vederlo come un diagramma di densità di probabilità, slide 9, dove la la base del rettangolo è DELTA e l'altezza è 1/DELTA, perché la probabilità è uniforme e quindi l'area è 1), è casuale. Quello che ci chiediamo adesso, dopo aver capito come è fatto il rumore di quantizzazione, è quanto ci da fastidio. Possiamo rimpiccolirlo tantissimo? Perché purtroppo questo rumore è inevitabile.</text:p>
      <text:p text:style-name="P854">Cerchiamo di capire quanto ci disturba.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5">Q, p</text:span>). Cerchiamo di farci un'idea di quale sia il rapporto segnale/rumore dovuto alla quantizzazione in un segnale quantizzato. Calcoliamo innanzitutto la potenza del rumore di quantizzazione. Si calcola facilmente considerando la sua distribuzione por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6">Con tutta una serie (nemmeno complicata a dire il vero) di calcoli, arriviamo a dire che la potenza del rumore di quantizzazione è DELTA<text:span text:style-name="T857">2</text:span>/12. Se rimpicciolisco DELTA, rimpicciolisco la potenza media del mio errore. Vediamo il rapporto tra la potenza del segnale e quello del rumore di quantizzazione.</text:p>
      <text:p text:style-name="P858">Il segnale di per sé in genere non lo conosciamo, ma conosciamo i suoi valori di picco. Quando facciamo una quantizzazione, abbiamo come informazioni gli estremi del segnale, ovvero V<text:span text:style-name="T859">MIN<text:s/></text:span>e V<text:span text:style-name="T860">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61">PP</text:span>, cioè la “escursione Picco-Picco”. Se chiamo V<text:span text:style-name="T862">PP</text:span><text:s/>questa quantità, io ho che Vmax = <text:s/>V<text:span text:style-name="T863">PP</text:span>/2 e Vmin = <text:s/>-V<text:span text:style-name="T864">PP</text:span>/2.</text:p>
      <text:p text:style-name="P865">Mi chiedo allora: la potenza del segnale al picco, ovvero la massima potenza del segnale, qual è?</text:p>
      <text:p text:style-name="P866">P<text:span text:style-name="T867">S, PP</text:span><text:s/>= P<text:span text:style-name="T868">S, MAX</text:span><text:s/>= P<text:span text:style-name="T869">S</text:span>(x = + o – V<text:span text:style-name="T870">PPB</text:span>/2) = V<text:span text:style-name="T871">PP</text:span><text:span text:style-name="T872">2</text:span>/4</text:p>
      <text:p text:style-name="P873">Noi vogliamo il rapporto tra la potenza massima e la potenza del rumore però:</text:p>
      <text:p text:style-name="P874">V<text:span text:style-name="T875">PP</text:span><text:span text:style-name="T876">2</text:span>/4 / DELTA<text:span text:style-name="T877">2</text:span>/12</text:p>
      <text:p text:style-name="P878">Ora, c'è una parentela tra V<text:span text:style-name="T879">PP<text:s/></text:span>e DELTA, perché DELTA è il risultato dell'operazione di “taglio in fette”. Quindi:</text:p>
      <text:p text:style-name="P880">DELTA = V<text:span text:style-name="T881">PP<text:s/></text:span>/M = <text:s/>V<text:span text:style-name="T882">PP<text:s/></text:span>/2<text:span text:style-name="T883">n</text:span>.</text:p>
      <text:p text:style-name="P884">Sostituiamo V<text:span text:style-name="T885">PP<text:s/></text:span>con 2<text:span text:style-name="T886">n<text:s/></text:span>* DELTA. Facendo i calcoli, otteniamo 3 * 2<text:s/><text:span text:style-name="T887">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8">Q, pp</text:span>), cioè 4,8 + 6n.</text:p>
      <text:p text:style-name="P889">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90"/>
      <text:p text:style-name="P891">Perfetto, mi tornano :D</text:p>
      <text:p text:style-name="P892"/>
      <text:p text:style-name="P893">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4">CONVERSIONE DA DIGITALE A ANALOGICO.</text:p>
      <text:p text:style-name="P895">Si tratta di un oggetto in cui arrivano in ingresso dei numeri digitali (n bit) e l'uscita deve essere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lce è al 25%, il valore medio è del 25%. 25% di cosa dici? Della tensione che corrisponde all'1 logico, per esempio 5 Volt. Quindi il 25% sarebbe 1.25.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6">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e per un certo numero di volte un'onda, si può fare con un modulatore PWM (slide 13), che possiede un reg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7">Si usa un PWM quando il segnale analogico che andiamo a pilotare è per sua natura un filtro passa-basso, come una lampadina ad incandescenza.</text:p>
      <text:p text:style-name="P898"/>
      <text:p text:style-name="P899">Vediamo ora un convertitore Digitale-Analogico vero e proprio. Vediamo lo schema di base, quello classico.</text:p>
      <text:p text:style-name="P900">Ok, è semplicemente un sommatore invertente. Easy.</text:p>
      <text:p text:style-name="P90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2">Bellino questo oggetto, ma...</text:p>
      <text:p text:style-name="P903">Ogni bit, ma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Ma comunque, il gioco è fatto. La tensione di uscita è proporzionale al numero di ingresso. Non ci sono nemmeno problemi di velocità e gestione del tempo, è quasi tutta elettronica analogica. Quindi perfetto? NO! Ha un problema per nulla banale!</text:p>
      <text:p text:style-name="P904">Se usiamo questa roba con un numero sostanzioso di bit, tipo 16 (manco tanti), dobbiamo organizzare questa rete di resistori fino ad arrivare ad un cavo con 2^16 R.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Tuttavia, ci interessa di più un altro schema, ben più intelligente.</text:p>
      <text:p text:style-name="P905"/>
      <text:p text:style-name="P906">DAC – Schema R/2R</text:p>
      <text:p text:style-name="P907">è fatto solo da resistenze di due valori: R e 2R. Risolviamo di fatto il problema dell'altro schema, perché ci bastano solo due resistenze diverse, anziché n.</text:p>
      <text:p text:style-name="P908">(Ho preso più appunti sulle slide stampate).</text:p>
      <text:p text:style-name="P909">Per i DAC, non c'è molto altro da dire. Si tratta di una circuiteria semplice senza troppi problemi.</text:p>
      <text:p text:style-name="P910">O PWM o schema R/2R insomma</text:p>
      <text:p text:style-name="P911"/>
      <text:p text:style-name="P912"/>
      <text:p text:style-name="P913"/>
      <text:p text:style-name="P914">ADC</text:p>
      <text:p text:style-name="P915">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6">La prima proposta elettronica per fare conversione ADC è il convertitore a rampa SINGOLA (single slope).</text:p>
      <text:p text:style-name="P917">Ho preso più appunti sulle slide stampate.</text:p>
      <text:p text:style-name="P918">Quali sono i principali problemi?</text:p>
      <text:list text:style-name="LFO6" text:continue-numbering="true">
        <text:list-item>
          <text:p text:style-name="P919">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20">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21"/>
      <text:p text:style-name="P922">Evolviamoci...</text:p>
      <text:p text:style-name="P923">ADC a DOPPIA rampa (dual slope).</text:p>
      <text:p text:style-name="P924">Di nuovo slide.</text:p>
      <text:p text:style-name="P925">Anche qui però il campionamento non è uniforme... anche se siamo migliorati nella precisione. Anche questo lo usiamo per grandezze fisiche considerabili “statiche”.</text:p>
      <text:p text:style-name="P926">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7"/>
      <text:p text:style-name="P928">Seguendo la storia dei convertitori ADC (sì, stiamo andando per ordine cronologico), ora ci troviamo in un mondo affamato di velocità. E la risposta che a un certo punto è arrivata fu piuttosto rivoluzionaria, trattasi del convertitore...</text:p>
      <text:p text:style-name="P929">ADC SAR (Successive Apporximation Register).</text:p>
      <text:p text:style-name="P930">La roba figa è che il campionamento è uniforme ed in generale migliora tutte le caratteristiche che fino ad ora non eravamo riusciti ad ottenere come soddisfacenti.</text:p>
      <text:p text:style-name="P931">Con questi oggetti, si possono fare più di un milione di campioni al secondo.</text:p>
      <text:p text:style-name="P932"/>
      <text:p text:style-name="P933">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4">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5"/>
      <text:p text:style-name="P936">ADC subranging/pipeline (perché lavorano in pipeline). Sono ADC flash composti che lavorano in cascata.</text:p>
      <text:p text:style-name="P937">(IMPORTANTE: dal SAR in poi, stavamo assumendo che la tensione in ingresso rimanesse costante, grazie a un oggetto che si occupa proprio di questo. Costante fino al prossimo campionamento almeno. Questo oggetto è chiamato S&amp;H, sample &amp; hold).</text:p>
      <text:p text:style-name="P938"/>
      <text:p text:style-name="P939">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40">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4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2">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3">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4"/>
      <text:p text:style-name="P945">MODULATORE SIGMA-DELTA (Sigma = integro, Delta = derivo)</text:p>
      <text:p text:style-name="P946">si potrebbe anche dire modulatore integro-differenziale.</text:p>
      <text:p text:style-name="P947"/>
      <text:p text:style-name="P948"/>
      <text:p text:style-name="P949"/>
      <text:p text:style-name="P950">03/12/2021 – 20° Lezione</text:p>
      <text:p text:style-name="P951"/>
      <text:p text:style-name="P952">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3">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4">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5">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go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6">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7">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8">Questa tecnica, comunque, può essere più accurata delle altre. Si tratta di una idea che ha rivoluzionato il mondo dei convertitori DAC.</text:p>
      <text:p text:style-name="P959"/>
      <text:p text:style-name="P960">Vediamo ora l'ida di base di un DAC. Quello che vediamo in figura è a 3 bit.</text:p>
      <text:p text:style-name="P96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2">Abbiamo una serie di partitori con rapporto ½. Vref inoltre è la tensione di riferimento, e coincide con la tensione massima di ???. Vref comunque è la tensione massima che posso produrre in uscita.</text:p>
      <text:p text:style-name="P963"><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4"/>
      <text:p text:style-name="P965">L'ADC a doppia rampa (DUAL slope) è una evoluzione.</text:p>
      <text:p text:style-name="P966"/>
      <text:p text:style-name="P967">Il problema era che la velocità di questi oggetti è lenta, dovrei salire con il clock. Ma se aumento la precisione non ce la faccio.</text:p>
      <text:p text:style-name="P968"/>
      <text:p text:style-name="P969"/>
      <text:p text:style-name="P970">21° Lezione – 10/12/2021</text:p>
      <text:p text:style-name="P971"/>
      <text:p text:style-name="P972">Finalmente parliamo di sensori! Abbiamo visto come ci si interfaccia in maniera analogico-digitale.</text:p>
      <text:p text:style-name="P973">Fare sensori, o trasduttori, significa osservare una grandezza fisica sfruttando qualche meccanismo fisico/meccanico/chimico e farla diventare in un formato misurabile (tensione, quindi grandezza elettrica) e poi convertirla in digitale.</text:p>
      <text:p text:style-name="P974">Parlando di sensori, parliamo di una famiglia di sistemi anche molto complessi. Quello che possiamo vedere pertanto sono i sensori di base, cioè quello che sta alla base del “sensing” di qualcosa, così da essere più generali possibile.</text:p>
      <text:p text:style-name="P975">Cominciamo definendo cosa è un sensore. Spesso, intercambieremo sensori con trasduttori. Comunque:</text:p>
      <text:p text:style-name="P976">un sensore è un dispositivo in grado di convertire una grandezza fisica (che si vuole misurare) in una grandezza i altro tipo (generalmente elettrica), più agevole da misurare.</text:p>
      <text:p text:style-name="P977">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8">La termocoppia, per misurare la temperatura, è un oggetto che per suo funzionamento genera una differenza di potenziale quasi proporzionale alla temperatura assoluta a cui è esposta.</text:p>
      <text:p text:style-name="P979"/>
      <text:p text:style-name="P980">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81">-caratteristica statica: filone che descrive la grandezza in ingresso quando questa è considerabile “costante”. Cioè la relazione input-output (tensione) è descrivibile come funzione?</text:p>
      <text:p text:style-name="P982">-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3">Altra cosa che devo studiare è la dipendenza da altre grandezze. Cioè, Y(t) varia in funzione solo di X(t) o anche di altre cose?</text:p>
      <text:p text:style-name="P984"/>
      <text:p text:style-name="P985">Approfondimento caratteristiche statiche:</text:p>
      <text:p text:style-name="P986">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7">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8">La linearità invece ci dice se la curva statica del trasduttore è lineare (Y = GX + Y0, dove G è il guadagno e Y0 è l'offset).</text:p>
      <text:p text:style-name="P989">La sensibilità (o sensitività) invece mi dice quanta è la pendenza della curva caratteristica del trasduttore. Se la curva è lineare, la sensibilità è costante.</text:p>
      <text:p text:style-name="P990">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91">Accuratezza (entità errore sistematico, cioè gli errori che posso misurare: se so che un metro cambia la sua lunghezza in base alla temperatura e fa molto caldo, so di star sbagliando): mi dice quanto sono vicino alla misura del valore vero.</text:p>
      <text:p text:style-name="P992">Precisione (entità errore casuale): se faccio la stessa misura molte volte, otterrò sempre lo stesso valore di output?</text:p>
      <text:p text:style-name="P993">(digitale: tante cifre significative = preciso, ma potrebbe essere poco accurato).</text:p>
      <text:p text:style-name="P994"/>
      <text:p text:style-name="P995">Approfondimento caratteristiche/parametri dinamici.</text:p>
      <text:p text:style-name="P996">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7">-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8">-Slew rate: massima velocità di variazione di Y(t). Ovvero, di quanto riesco a variare, in un certo istante di tempo, il valore di Y.</text:p>
      <text:p text:style-name="P999">-Costante di tempo: velocità nella risposta esponenziale (es. al gradino) (dinamica da circuito RC).</text:p>
      <text:p text:style-name="P1000">In alcuni sistemi ci dice quanto tempo “ci mette ad arrivare”.</text:p>
      <text:p text:style-name="P1001">Tutti questi parametri mi danno un'idea qualitativa della mia dinamica.</text:p>
      <text:p text:style-name="P1002"/>
      <text:p text:style-name="P1003">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4">Questa relazione nei tempi (risposta all'impulso) possiamo descriverla nel dominio delle frequenze (trasformata di Fourier).</text:p>
      <text:p text:style-name="P1005">Possiamo modellare il trasduttore come un sistema dinamico (filtro) sul segnale x(t) nel dominio dei tempi o nel dominio delle frequenze o degli esponenziali complessi. Nei sismografi queste cose sono utilissime.</text:p>
      <text:p text:style-name="P1006"/>
      <text:p text:style-name="P1007">Facciamo ora un minimo di tassonomia/categorizzazione dei sensori/trasduttori.</text:p>
      <text:p text:style-name="P1008">Si classificano in base alla grandezza d'uscita, che di solito ha a che fare con l'elettricità. Le grandezze fisiche che consideriamo sono:</text:p>
      <text:p text:style-name="P1009">-Tensione</text:p>
      <text:p text:style-name="P1010">-Corrente</text:p>
      <text:p text:style-name="P1011">-Resistenza (davvero, un valore di resistenza, si tratta di trasduttori resistivi).</text:p>
      <text:p text:style-name="P1012">-Capacità (trasduttori capacitivi).</text:p>
      <text:p text:style-name="P1013">-Induttanza (trasduttori induttivi).</text:p>
      <text:p text:style-name="P1014"/>
      <text:p text:style-name="P1015"/>
      <text:p text:style-name="P1016"/>
      <text:p text:style-name="P1017">Sensori elementari: ogni volta che faccio una acquisizione, mi viene dato un campione, campione che può avere più dimensioni. Una temperatura è 1-D, la direzione del vento è 2-D, l'accelerazione è 3-D e il campo elettrico/magnetico è 6-D.</text:p>
      <text:p text:style-name="P1018">Array di sensori: acquisiamo un array di campioni ad ogni istante, la cui grandezza può avere N dimensioni e essere uni-dimensionale.</text:p>
      <text:p text:style-name="P1019">Array 1-D: trasduzione di suono.</text:p>
      <text:p text:style-name="P1020">Array 2-D: acquisizione di immagine.</text:p>
      <text:p text:style-name="P1021">Array 3-D: sequenze video.</text:p>
      <text:p text:style-name="P1022"/>
      <text:p text:style-name="P1023">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4">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5">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6">Poi c'è l'aspetto di eccitazione, perché alcuni sensori hanno bisogno di essere alimentati con una tensione o corrente ben definita. Lo stesso vale per i sensori capacitivi, ovvero condensatori a capacità variabile.</text:p>
      <text:p text:style-name="P1027">Abbiamo poi la linearizzazione, il filtraggio (tipo il filtro anti-aliasing), l'isolamento...</text:p>
      <text:p text:style-name="P1028"/>
      <text:p text:style-name="P1029">Esempio di condizionamento del segnale: quando misuriamo la temperatura con un RTD (Resistance Temperature Detector). Converte da temperatura a resistenza.</text:p>
      <text:p text:style-name="P1030"/>
      <text:p text:style-name="P1031"/>
      <text:p text:style-name="P1032"/>
      <text:p text:style-name="P1033">Cominciamo la rassegna dei sensori più comuni. Si dividono, per la nostra rassegna, di sensori elementari e sensori complessi.</text:p>
      <text:p text:style-name="P1034"/>
      <text:p text:style-name="P1035">SENSORI DI TEMPERATURA:</text:p>
      <text:p text:style-name="P1036">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7"/>
      <text:p text:style-name="P1038"/>
      <text:p text:style-name="P1039"/>
      <text:p text:style-name="P1040">Secondo round dei sensori!</text:p>
      <text:p text:style-name="P1041">Vediamo quali sono i tipici sensori che si utilizzano, o almeno, quelli che interessano a noi. Partiamo dai sensori e trasduttori: principi di funzionamento e tecniche di utilizzo. Che cos'è un sensore?</text:p>
      <text:p text:style-name="P1042">“Dispositivo in grado di convertire una grandezza fisica (che si vuole misurare) in una grandezza di altro tipo (generalmente elettrica), più agevole da misurare”.</text:p>
      <text:p text:style-name="P1043">In realtà, questa può anche essere considerata la definizione di trasduttore. Tuttavia, la differenza sta nel grafico alla slide 2.</text:p>
      <text:p text:style-name="P1044">Di fatto, il sensore è l'elemento sensibile alla grandezza fisica da misurare. È questo oggetto e basta. Implementa proprio il fenomeno fisico che effettua la conversione a cui siamo interessati.</text:p>
      <text:p text:style-name="P1045">Il trasduttore, invece, che comprende al suo interno il sensore, è l'intero dispositivo. Quindi interfaccia di ingresso che prende una grandezza fisica X(t) + SENSORE + interfaccia di uscita che produce una grandezza elettrica Y(t).</text:p>
      <text:p text:style-name="P1046">La cosiddetta “funzione di trasduzione” che trasforma la grandezza fisica di input in quella di output è una funzione f: Y(t) = f(X(t)). Questa funzione è enormemente importante. Può distinguere un buon sensore da uno scadente.</text:p>
      <text:p text:style-name="P1047">In parole povere, per noi esseri umani, un sensore non è nulla se non viene inserito all'interno di un trasduttore, munito di interfacce utili per noi.</text:p>
      <text:p text:style-name="P1048"/>
      <text:p text:style-name="P1049">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1050">-CARATTERISTICA STATICA: si tratta di un modello matematico che descrive il legame (funzione di trasduzione) tra la grandezza X misurata dal sensore e la grandezza prodotta in uscita,<text:s/><text:span text:style-name="T1051">in condizioni di X costante (o quasi)</text:span>. Quindi la discriminante è che l'input è costante o varia molto lentamente. Spesso le caratteristiche statiche di un trasduttore sono lineari.</text:p>
      <text:p text:style-name="P1052">Y=f<text:span text:style-name="T1053">s</text:span>(X), X(t) = X costante (o variabile molto lentamente).</text:p>
      <text:p text:style-name="P1054">Altri parametri, invece, rientrano in un altra categoria:</text:p>
      <text:p text:style-name="P1055">-CARATTERIZZAZIONE DINAMICA: è un modello matematico che descrive il legame (funzione di trasduzione) tra la grandezza X(t) misurata dal sensore e la grandezza prodotta in uscita Y(t),<text:s/><text:span text:style-name="T1056">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7">Y(t) = f<text:span text:style-name="T1058">D</text:span>(X(t)), X(t) variabile nel tempo.</text:p>
      <text:p text:style-name="P1059">(Quindi, in un sensore, avremo a nostra disposizione, per poterlo descrivere, sia caratteristiche statiche che dinamiche).</text:p>
      <text:p text:style-name="P1060">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61">Y(t) = f(X(t), G<text:span text:style-name="T1062">1</text:span>, G<text:span text:style-name="T1063">2</text:span>, …, rumore).</text:p>
      <text:p text:style-name="P1064"/>
      <text:p text:style-name="P1065">Analizziamo ora le caratteristiche/parametri statiche/statici, ovvero quelle cose relative alla caratteristica statica, f<text:span text:style-name="T1066">S</text:span>(X), del nostro trasduttore.</text:p>
      <text:list text:style-name="LFO7" text:continue-numbering="true">
        <text:list-item>
          <text:p text:style-name="P1067">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8">Linearità: un trasduttore si dice lineare se la relazione tra l'ingresso e l'uscita è Y = GX + Y<text:span text:style-name="T1069">0</text:span>. G è il guadagno, ovvero di quanto sale la mia grandezza di uscita a fronte di un cambiamento della grandezza di partenza, e Y<text:span text:style-name="T1070">0</text:span><text:s/>è un valore costante, detto offset. Naturalmente, se costruendo la caratteristica statica questa devia dalla rettilineità, il mio strumento non sarà lineare.</text:p>
        </text:list-item>
        <text:list-item>
          <text:p text:style-name="P1071">Sensibilità: G(X) = Delta Y / Delta X = f(X). Se il trasduttore è lineare, G è costante, ed è appunto chiamato guadagno. In tal caso, G = Delta Y / Delta X = (Ymax – Ymin) / (Xmax – Xmin)</text:p>
        </text:list-item>
        <text:list-item>
          <text:p text:style-name="P1072">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3">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4">L'accuratezza ci dà una misura dell'errore SISTEMATICO.<text:s/></text:span>(se nono accurato, posso fare tante misure e poi fare la media: quello è il mio risultato)</text:p>
        </text:list-item>
        <text:list-item>
          <text:p text:style-name="P1075">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6">La precisione ci dà una misura dell'errore CASUALE.</text:span></text:p>
        </text:list-item>
      </text:list>
      <text:p text:style-name="P1077"/>
      <text:p text:style-name="P1078">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79">D</text:span>(X), dei sensori:</text:p>
      <text:list text:style-name="LFO8" text:continue-numbering="true">
        <text:list-item>
          <text:p text:style-name="P1080">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81">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2">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3">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4">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5">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6">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7">Funzione di trasferimento: come prima ma con la trasformata di Laplace (lascia stare)</text:p>
        </text:list-item>
      </text:list>
      <text:p text:style-name="P1088"/>
      <text:p text:style-name="P1089">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90">grandezza di uscita</text:span>. Di che grandezze di uscita parliamo?</text:p>
      <text:p text:style-name="P1091">-Tensione: la grandezza di uscita più comune, perché è semplice da misurare e spesso comoda.</text:p>
      <text:p text:style-name="P1092">-Corrente: anche lei è molto utili</text:p>
      <text:p text:style-name="P1093">-Resistenza → trasduttori<text:s/><text:span text:style-name="T1094">resistivi</text:span>. Ebbene sì, a volte la grandezza di uscita è una resistenza! (vedremo tra poco qualcosa che traduce temperatura in resistenza)</text:p>
      <text:p text:style-name="P1095">-Capacità → trasduttori capacitivi</text:p>
      <text:p text:style-name="P1096">-Induttanza → trasduttori induttivi</text:p>
      <text:p text:style-name="P1097">Un'altra catalogazione può derivare sulla base del fenomeno fisico che il trasduttore sfrutta:</text:p>
      <text:p text:style-name="P1098">-Piezoelettricità → trasduttori piezoelettrici</text:p>
      <text:p text:style-name="P1099">-Termoelettricità → trasduttori termoelettrici</text:p>
      <text:p text:style-name="P1100">-Effetto fotoelettrico → trasduttori fotovoltaici</text:p>
      <text:p text:style-name="P1101">etc..</text:p>
      <text:p text:style-name="P1102"/>
      <text:p text:style-name="P1103">Si fanno classificazioni anche sulla base di quante misure fanno con un'osservazione. In generale si parla di:</text:p>
      <text:list text:style-name="LFO10" text:continue-numbering="true">
        <text:list-item>
          <text:p text:style-name="P1104">sensori elementari: quando si acquisisce un singolo campione ad ogni istante (sia questi mono o multidimensionale). Quindi, ad ogni istante, io misuro una grandezza N-dimensionale.</text:p>
        </text:list-item>
      </text:list>
      <text:p text:style-name="P1105">-1:D – temperatura, pressione, suono...</text:p>
      <text:p text:style-name="P1106">-2-D – direzione del vento</text:p>
      <text:p text:style-name="P1107">-3-D – accelerazione</text:p>
      <text:p text:style-name="P1108">-6:D – campo elettrico/magnetico</text:p>
      <text:list text:style-name="LFO10" text:continue-numbering="true">
        <text:list-item>
          <text:p text:style-name="P1109">array di sensori: ad ogni istante, io acquisisco un array di campioni. Anche qui, la grandezza, che è un array di valori, può avere valori multi-dimensionali.</text:p>
        </text:list-item>
      </text:list>
      <text:p text:style-name="P1110">-array 1-D – trasduzione di suono</text:p>
      <text:p text:style-name="P1111">-array 2-D – acquisizione di immagine</text:p>
      <text:p text:style-name="P1112">-array 3-D – di sequenze video</text:p>
      <text:p text:style-name="P1113"/>
      <text:p text:style-name="P1114">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text:s/><text:span text:style-name="T1115">circuiteria di condizionamento</text:span>. Si tratta dell'ultimo pezzo che ci manca nel nostro discorso, ed è quello a cui siamo più interessati. Perché ne abbiamo bisogno?</text:p>
      <text:p text:style-name="P1116">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117">Altri due cents sul condizionamento. Cosa vuol dire “fare condizionamento”?</text:p>
      <text:p text:style-name="P1118">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19">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20">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21">Linearizzazione: ci sono sensori che hanno una funzione statica non lineare che io potrei voler linearizzare. Le termocoppie, per esempio, spesso necessitano di linearizzazione.</text:p>
        </text:list-item>
        <text:list-item>
          <text:p text:style-name="P1122">Filtraggio: eliminazione dei segnali interferenti, riduzione rumore, limitazione banda (aliasing).</text:p>
        </text:list-item>
        <text:list-item>
          <text:p text:style-name="P1123">Isolamento</text:p>
        </text:list-item>
      </text:list>
      <text:p text:style-name="P1124"/>
      <text:p text:style-name="P1125">I sensori che vorremo vedere sono divisi in Sensori ELEMENTARI e Sensori COMPLESSI</text:p>
      <text:p text:style-name="P1126">Elementari:</text:p>
      <text:p text:style-name="P1127">-temperatura: termocoppia, RTD, a semiconduttore (integrati)</text:p>
      <text:p text:style-name="P1128">-forza, deformazione: estensimetri, celle di carico</text:p>
      <text:p text:style-name="P1129">-posizione, velocità (rotazione): sensori di Hall, Encoder</text:p>
      <text:p text:style-name="P1130">-accelerazione/vibrazione/suono: geofoni, elem. piezoelettrici, microfoni</text:p>
      <text:p text:style-name="P1131">-intensità di radiazione luminosa: fotodiodi</text:p>
      <text:p text:style-name="P1132">Complessi:</text:p>
      <text:p text:style-name="P1133">-sensori inerziali MEMS: accelerometri, giroscopi, magnetometri</text:p>
      <text:p text:style-name="P1134">-sensori di distanza (LIDAR): sensori TOF (Time of Flight)</text:p>
      <text:p text:style-name="P1135"/>
      <text:p text:style-name="P1136">Quindi, vediamoli più nel dettaglio.</text:p>
      <text:p text:style-name="P1137"/>
      <text:p text:style-name="P1138">SENSORI ELEMENTARI – TEMPERATURA</text:p>
      <text:p text:style-name="P1139">Termocoppia</text:p>
      <text:p text:style-name="P1140">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4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2">(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3">fe-Co</text:span>(T<text:span text:style-name="T1144">X</text:span>). Vm è ciò che misuriamo, Tx è l'incognita. La costante di prima, indicata anche come k<text:span text:style-name="T1145">CJ</text:span>, è chiamata anche Cold-junction compensation. La compensazione che si può fare (per rimuovere questa costante) può essere approssimata, e quindi sottraggo una k<text:span text:style-name="T1146">CJ <text:s/></text:span>“media” (costante), oppure accurata, dove misuro T<text:span text:style-name="T1147">REF</text:span><text:s/>e sottraggo il valore corretto di k<text:span text:style-name="T1148">CJ</text:span>.</text:p>
      <text:p text:style-name="P1149">Nella slide 14 abbiamo una serie di esempi di termocoppie. A seconda del tipo, cambia il range di temperatura misurabile, il range di misura consigliato, il coefficiente di Seebeck (sensibilità, microvolt/grado celsius) e i contesti applicativi.</text:p>
      <text:p text:style-name="P1150">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51">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2">Nelle termocoppie, se noi colleghiamo la termocoppia propriamente detta</text:p>
      <text:p text:style-name="P1153"/>
      <text:p text:style-name="P1154"/>
      <text:p text:style-name="P1155">15/12/2021 – 22 ° Lezione</text:p>
      <text:p text:style-name="P1156"/>
      <text:p text:style-name="P1157">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58"/>
      <text:p text:style-name="P1159">RTD</text:p>
      <text:p text:style-name="P1160">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6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2">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3">-RTD Pt-100 (Platino-100), che ha 100 Ohm di resistenza a 0°C.</text:p>
      <text:p text:style-name="P1164">-RTD Pt-1000, che ha 1000 Ohm di resistenza a 0°C.</text:p>
      <text:p text:style-name="P1165">A destra c'è un pezzo di alluminio con un filamento di platino sopra. La base di alluminio mi fa da conduttore di calore, praticamente.</text:p>
      <text:p text:style-name="P1166">Perché preferire un RTD a una termocoppia?</text:p>
      <text:p text:style-name="P1167">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68">E il range di temperatura su cui lavorano può essere virtualmente molto esteso, ma di solito si usano su range che arrivano a centinaia di gradi celsius e non oltre i 1000 come succede per le termocoppie (per un motivo che non ho capito).</text:p>
      <text:p text:style-name="P1169">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70">Quindi, questo era un traduttore squisitamente resistivo: trasforma la temperatura in resistenza. Il suo condizionamento è di fatto un oggetto che trasforma la resistenza in tensione. Come si fa? Con un Ohmetro (?).</text:p>
      <text:p text:style-name="P117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72">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3"/>
      <text:p text:style-name="P1174">Se ho a che fare con temperature casalinghe tra i 0 e i 10°C, però posso usare dei materiali che non vengono alterati per questioni termiche. Le temperature misurate insomma non sono poi così tremende. Pertanto...</text:p>
      <text:p text:style-name="P1175">Analog Devices AD592</text:p>
      <text:p text:style-name="P1176">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77"/>
      <text:p text:style-name="P1178">FINE TEMPERATURE</text:p>
      <text:p text:style-name="P1179"/>
      <text:p text:style-name="P1180">SENSORI ELEMENTARI – FORZA, DEFORMAZIONE</text:p>
      <text:p text:style-name="P1181">In realtà, quando misuriamo la forza, lo facciamo attraverso la deformazione. Questi oggetti sono chiamati estensimetri (Strain Gauge).</text:p>
      <text:p text:style-name="P1182">Estensimetro (Strain Gauge)</text:p>
      <text:p text:style-name="P1183">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4">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5">La sensibilità K inoltre dipende proprio dal materiale.</text:p>
      <text:p text:style-name="P1186">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87"/>
      <text:p text:style-name="P1188"/>
      <text:p text:style-name="P1189">R KEY – It's time to start over.</text:p>
      <text:p text:style-name="P1190"/>
      <text:p text:style-name="P119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92"/>
      <text:p text:style-name="P1193">RTD (Resistance Temperature Detector)</text:p>
      <text:p text:style-name="P1194">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5">0</text:span>(1+alpha(T – T<text:span text:style-name="T1196">0</text:span>)), dove T<text:span text:style-name="T1197">0</text:span><text:s/>e R<text:span text:style-name="T1198">0</text:span><text:s/>sono temperatura e resistenza di riferimento, mentre T e R sono la temperatura e resistenza attuale. L e S sono fissate e immutabili, in tutto questo.</text:p>
      <text:p text:style-name="P1199">Tra le principali tipologie di RTD in platino troviamo:</text:p>
      <text:p text:style-name="P1200">-Pt-100, con una resistenza da 100 Ohm a 0°C.</text:p>
      <text:p text:style-name="P1201">-Pt-1000, con una resistenza da 1000 Ohm a 0°C.</text:p>
      <text:p text:style-name="P1202">In entrambi, l'oggetto vero e proprio è di fatto il nostro famoso filo di platino appoggiato su un piccolo piano di un altro materiale, di solito alluminio.</text:p>
      <text:p text:style-name="P1203">RTD e Termocoppia sono i due sensori di temperatura standard per usi industriali. Mettiamoli a confronto.</text:p>
      <text:p text:style-name="P1204">RTD:</text:p>
      <text:p text:style-name="P1205">-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06">-Contro: sono più costosi</text:p>
      <text:p text:style-name="P1207">TERMOCOPPIE:</text:p>
      <text:p text:style-name="P1208">-Pro: permettono estensioni con range di temperatura notevole (nell'acciaio fuso ci metterai una termocoppia, non un RTD). Sono inoltre robusti ad ambienti ostili e più resistenti dei RTD, e costano poco.</text:p>
      <text:p text:style-name="P1209">-Contro: sono meno lineari degli RTD e meno precisi.</text:p>
      <text:p text:style-name="P1210">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11"/>
      <text:p text:style-name="P1212">Chiediamoci, anche in questo caso, come si fa a condizionare l'RTD.</text:p>
      <text:p text:style-name="P1213">Ebbene, la caratteristica di uscite è la resistenza, pertanto abbiamo bisogno di un circuito che converta la resistenza in tensione, e che sia preciso.</text:p>
      <text:p text:style-name="P1214">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5">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16">SUBJECT<text:s/></text:span>+ 2 R<text:span text:style-name="T1217">WIRE</text:span>, se R<text:span text:style-name="T1218">WIRE</text:span><text:s/>è la resistenza dei due cavi che abbiamo collegato. E non posso nemmeno dire che conosco R<text:span text:style-name="T1219">WIRE</text:span><text:s/>e che quindi poi lo sottraggo dai calcoli del mio risultato finale. Infatti, la resistenza R<text:span text:style-name="T1220">WIRE</text:span><text:s/>dipende dalla temperatura (è comunque la resistenza di un materiale), quindi per conoscerla che faccio, ci attacco un altro Ohmetro? Diventa un cane che si morde la coda, infattibile. Quindi che si fa? Non c'è un modo per sbattersene di R<text:span text:style-name="T1221">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22">RTD</text:span>. Tale misuratore avrà impedenza altissima, quindi NON assorbe corrente). Piccola nota: i due fili collegati al generatore di corrente fanno parte del collegamento<text:s/><text:span text:style-name="T1223">force</text:span>, mentre quelli dove si misura la tensione fanno parte del collegamento<text:s/><text:span text:style-name="T1224">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5"/>
      <text:p text:style-name="P1226">Analog Devices AD592</text:p>
      <text:p text:style-name="P1227">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28">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29"/>
      <text:p text:style-name="P1230">SENSORI ELEMENTARI - <text:s/>FORZA, DEFORMAZIONE</text:p>
      <text:p text:style-name="P1231">Estensimetri</text:p>
      <text:p text:style-name="P1232">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3">legge di Hooke</text:span>, o legge dei corpi elastici:</text:p>
      <text:p text:style-name="P1234">in un materiale elastico, la deformazione è proporzionale alla forza che l'ha causata</text:p>
      <text:p text:style-name="P1235">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36">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37">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38">E</text:span>, è di fatto il nostro estensimetro. In condizioni di equilibrio (l'estensimetro non è sottoposto a forze), R<text:span text:style-name="T1239">E</text:span><text:s/>è uguale a R. Inoltre, ai capi delle due metà del ponte di Wheatstone, io applico una tensione costante regolata con precisione (V<text:span text:style-name="T1240">REF</text:span>). Bene, quando le resistenze sono tutte uguali, io di fatto ottengo due partitori resistivi, e alla destra di V<text:span text:style-name="T1241">OUT</text:span><text:s/>leggerò V<text:span text:style-name="T1242">REF</text:span>/2. A sinistra, lo stesso. Quindi, V<text:span text:style-name="T1243">OUT<text:s/></text:span><text:s/>= 0. Se non c'è deformazione/sforzo, la tensione di uscita è 0. Se invece io sottopongo ad una forza il mio estensimetro, R<text:span text:style-name="T1244">E<text:s/></text:span>= R è Delta R (Il Delta L applicato cambia la resistenza). Quindi quanto vale V<text:span text:style-name="T1245">OUT</text:span>? Guarda la slide 24....</text:p>
      <text:p text:style-name="P1246">L'unico problema reale è costruire un estensimetro che abbia una resistenza R<text:span text:style-name="T1247">E<text:s/></text:span>pari ad R quando non sottoposto a forze. Per fare ciò, spesso le 4 resistenze vengono dallo stesso processo produttivo, cioè sono tutti estensimetri, di cui però 3 faccio in modo che non si deformino, il 4° invece può deformarsi come vuole.</text:p>
      <text:p text:style-name="P1248">Il problema di Wheatstone soffre del problema di eccitazione: funziona fintanto che V<text:span text:style-name="T1249">REF<text:s/></text:span>rimane costante. Quindi, l'estensimetro finale, con tanto di condizionamento, è composto da:</text:p>
      <text:p text:style-name="P1250">-un generatore di precisione V<text:span text:style-name="T1251">REF</text:span><text:s/>che alimenta il ponte;</text:p>
      <text:p text:style-name="P1252">-la tensione V<text:span text:style-name="T1253">OUT <text:s/></text:span>del ponte</text:p>
      <text:p text:style-name="P1254">-un in-amp (impedenza elevata) che mi prende in input V<text:span text:style-name="T1255">OUT</text:span><text:s/>del ponte</text:p>
      <text:p text:style-name="P1256">-un ADC per la conversione finale.</text:p>
      <text:p text:style-name="P1257">L'in-amp può essere superfluo, alcune volte. Dipende dal guadagno di cui ho bisogno.</text:p>
      <text:p text:style-name="P1258"/>
      <text:p text:style-name="P1259">SENSORI ELEMENTARI – POSIZIONE, VELOCITA' (ROTAZIONE)</text:p>
      <text:p text:style-name="P1260">Sensori di Hall</text:p>
      <text:p text:style-name="P1261">Si chiama anche sensore ad effetto di Hall. Che cos'è l'effetto di Hall? È un effetto che si ha in alcuni semiconduttori, e dice:</text:p>
      <text:p text:style-name="P1262"><text:span text:style-name="T1263">in un semiconduttore immerso in un campo magnetico B e attraversato da corrente i, si genera una differenza di potenziale V</text:span><text:span text:style-name="T1264">HALL</text:span><text:span text:style-name="T1265"><text:s/>perpendicolarmente alla direzione della corrente.</text:span></text:p>
      <text:p text:style-name="P1266">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67">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68">HALL<text:s/></text:span>è direttamente proporzionale al mio campo magnetico B. Quindi stiamo parlando di fatto di un<text:s/><text:span text:style-name="T1269">sensore di campo magnetico</text:span>. Ma quand'è che dobbiamo misurare un campo magnetico? Quando vogliamo misurare la prossimità misurata mettendo un campo magnetico sull'oggetto che si avvicina. Vediamo degli esempi per capirci (slide 28).</text:p>
      <text:p text:style-name="P1270">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71">(dentino = protuberanza dell'ingranaggio adesso)</text:p>
      <text:p text:style-name="P1272">Quando davanti al sensore passa un dentino, la mia tensione V<text:span text:style-name="T1273">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4"/>
      <text:p text:style-name="P1275">Encoder</text:p>
      <text:p text:style-name="P1276">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77">codifica binaria assoluta<text:s/></text:span>(quella a cui siamo abituati noi informatici) o la<text:s/><text:span text:style-name="T1278">codifica di Gray</text:span>.</text:p>
      <text:p text:style-name="P1279">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80"/>
      <text:p text:style-name="P1281">SENSORI ELEMENTARI – ACCELERAZIONE, VIBRAZIONE, SUONO</text:p>
      <text:p text:style-name="P1282">(giocheranno un ruolo importante le frequenze che abbiamo tra le mani: i geofoni ne hanno di meno, i microfoni molte di più).</text:p>
      <text:p text:style-name="P1283">Si tratta di una famiglia di sensori estremamente variegate, e quindi se ne potrebbe fare una classificazione basata su vari fattori. Vibrazione = oscillazione periodica.</text:p>
      <text:p text:style-name="P1284">Una prima classificazione si basa su cosa i sensori misurano:</text:p>
      <text:p text:style-name="P1285">-Posizione → sensori inerziali</text:p>
      <text:p text:style-name="P1286">-Velocità → sensori magnetodinamici</text:p>
      <text:p text:style-name="P1287">-Accelerazione → accelerometri</text:p>
      <text:p text:style-name="P1288">Poi in base al range di frequenze di vibrazione:</text:p>
      <text:p text:style-name="P1289">-Accelerometri, sismografi, geofoni: circa 0 Hz &lt; f &lt; 1000 Hz</text:p>
      <text:p text:style-name="P1290">-Microfoni: 20 Hz &lt;f &lt; 20000 Hz.</text:p>
      <text:p text:style-name="P1291">E in base al principio di funzionamento:</text:p>
      <text:p text:style-name="P1292">-Sensori magnetodinamici (induttivi) (geofoni, sismografi, microfoni)</text:p>
      <text:p text:style-name="P1293">-Sensori pieoelettrici (microfoni, accelerometri)</text:p>
      <text:p text:style-name="P1294">-Sensori capacitivi (microfoni, accelerometri MEMS, …, touch sensors, level sensors, ...).</text:p>
      <text:p text:style-name="P1295"/>
      <text:p text:style-name="P1296">Tra i sensori magnetodinamici, possiamo usare sia i sensori veri e propri (microfoni dinamici, pick-up (giradischi), geofoni) che gli attuatori (altoparlanti (magneto-dinamici) e vibratori). Dipende dalla “direzione” in cui usiamo l'oggetto.</text:p>
      <text:p text:style-name="P1297"/>
      <text:p text:style-name="P1298">Trasduttori magnetodinamici (microfoni e altoparlanti)</text:p>
      <text:p text:style-name="P1299">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300"/>
      <text:p text:style-name="P1301">Geofono/sismografo</text:p>
      <text:p text:style-name="P1302">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3">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4">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5">V</text:span><text:s/>del geofono, e quindi nel range spettrale (le frequenze che può percepire). Tipo 'SM-24 può rivelare vibrazione tra i 10 e i 240 Hz. La misura della sensibilità è volt / velocità (m/s).</text:p>
      <text:p text:style-name="P1306">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07">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08">Amplificatore a trans-impedenza/resistenza<text:s/></text:span>(slide 36). Si tratta di un amplificatore invertente senza resistenza d'ingresso. Questo sistema è un amplificatore invertente, e l'effetto complessivo è che la tensione di uscita V<text:span text:style-name="T1309">out</text:span><text:s/>è pari a -R<text:span text:style-name="T1310">F</text:span><text:s/>i(t).</text:p>
      <text:p text:style-name="P1311">La cosa figa è che, solo cambiando il condizionamento, abbiamo creato due sensori per due grandezze diverse.</text:p>
      <text:p text:style-name="P1312">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3">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4">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5">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16">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17"/>
      <text:p text:style-name="P1318"/>
      <text:p text:style-name="P1319"/>
      <text:p text:style-name="P1320">17/12/2021 – 23° Lezione</text:p>
      <text:p text:style-name="P1321"/>
      <text:p text:style-name="P1322">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3">Microfoni magnetodinamici</text:p>
      <text:p text:style-name="P1324">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5">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26"/>
      <text:p text:style-name="P1327">(toroide).</text:p>
      <text:p text:style-name="P1328"/>
      <text:p text:style-name="P1329">L'In-Amp è pensato per fare misure statiche, che non variano velocemente. <text:s text:c="2"/></text:p>
      <text:p text:style-name="P1330"/>
      <text:p text:style-name="P1331"/>
      <text:p text:style-name="P1332"/>
      <text:p text:style-name="P1333">Yes, Here we start again. You ready to fight?</text:p>
      <text:p text:style-name="P1334"/>
      <text:p text:style-name="P1335">Microfoni magnetodinamic (microfoni propriamente detti)</text:p>
      <text:p text:style-name="P1336">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37">Vediamo come è fatto un tipico pre-amplificatore per microfono (stiamo parlando del condizionamento). Deve essere lineare, e in genere è un circuito con un guadagno importante.</text:p>
      <text:p text:style-name="P1338">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39">-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40">ma quindi era proprio il condizionamento??? penso di sì ma non ne sono sicuro al 100%</text:span>).</text:p>
      <text:p text:style-name="P1341"/>
      <text:p text:style-name="P1342">Microfono a nastro</text:p>
      <text:p text:style-name="P1343">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4">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5">Con questo, abbiamo concluso il principio di funzionamento dinamico/magnetodinamico. <text:s text:c="5"/></text:p>
      <text:p text:style-name="P1346"/>
      <text:p text:style-name="P1347">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48">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49">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50">Quindi, elettricamente, possiamo descrivere un oggetto di questo tipo come:</text:p>
      <text:p text:style-name="P1351">1) un condensatore con in serie un generatore di tensione.</text:p>
      <text:p text:style-name="P1352">2) un condensatore con in parallelo un generatore di corrente.</text:p>
      <text:p text:style-name="P1353">Come si condizionano oggetti di questo tipo?</text:p>
      <text:p text:style-name="P1354">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5">No!</text:span><text:s/>Incredibile ma vero. Perché?</text:p>
      <text:p text:style-name="P1356">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57">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58">Alcune applicazioni dei trasduttori piezoelettrici le troviamo degli idrofoni (geofoni per ascoltare le vibrazioni del mare) e nei geofoni di tipo piezoelettrici.</text:p>
      <text:p text:style-name="P1359">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60">Questo era tutto quello che avevamo da dire sul principio di funzionamento e condizionamento dei dispositivi piezoelettrici.</text:p>
      <text:p text:style-name="P136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62">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3">Posso fare anche attuatori piezoelettrici!</text:p>
      <text:p text:style-name="P1364">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5">Ricordi quando dicevamo che i cristalli di quarzo sono quelli che di danno il clock, in un circuito elettrico? Ecco, intendevamo proprio questo. Un cristallo di quarzo che vibra in questo modo genera un'onda quadra costante.</text:p>
      <text:p text:style-name="P1366"/>
      <text:p text:style-name="P1367">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68">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69">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70">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71">Vediamo come farne il solito condizionamento, di questi microfoni capacitivi.</text:p>
      <text:p text:style-name="P1372">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3">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4">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5">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76">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77">Spendiamo ora due parole su come si leggono i sensori capacitivi. Ci sono due modi per farlo, e sono entrambi modi delicati.</text:p>
      <text:p text:style-name="P1378">Quindi, ora parliamo del condizionamento di sensori capacitivi.</text:p>
      <text:p text:style-name="P1379">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80">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81">D<text:s/></text:span>= V<text:span text:style-name="T1382">Drive</text:span><text:s/>= la formulona che sta in cima alla slide. L'idea è di applicare una tensione sinusoidale. Come al solito, fintanto che siamo in una situazione di equilibrio, leggiamo, da V<text:span text:style-name="T1383">OUT</text:span>, 0. Poi, se ragioniamo su V<text:span text:style-name="T1384">D</text:span>, ci rendiamo conto che di fatto è V<text:span text:style-name="T1385">R<text:s/></text:span>+ V<text:s/><text:span text:style-name="T1386">C</text:span>. E in più, io so che i fili di V<text:span text:style-name="T1387">OUT<text:s/></text:span>non sono attraversati da corrente. Quindi, la corrente che attraversa il nostro ponte, i<text:span text:style-name="T1388">1,2</text:span>, è pari a una corrente standard- eh non ho capito. <text:s/></text:p>
      <text:p text:style-name="P1389"/>
      <text:p text:style-name="P1390"/>
      <text:p text:style-name="P1391"/>
      <text:p text:style-name="P1392"/>
      <text:p text:style-name="P13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4T11:32:00Z</dc:date>
    <meta:template xlink:href="Normal" xlink:type="simple"/>
    <meta:editing-cycles>1234</meta:editing-cycles>
    <meta:editing-duration>PT519960S</meta:editing-duration>
    <meta:document-statistic meta:page-count="1" meta:paragraph-count="610" meta:word-count="45669" meta:character-count="305374" meta:row-count="2169" meta:non-whitespace-character-count="260315"/>
  </office:meta>
</office:document-meta>
</file>